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7826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H03" table:style-name="ta1">
        <table:table-column table:style-name="co1" table:number-columns-repeated="14" table:default-cell-style-name="ce5"/>
        <table:table-column table:style-name="co1" table:default-cell-style-name="ce9"/>
        <table:table-column table:style-name="co1" table:number-columns-repeated="7" table:default-cell-style-name="ce5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#DB</text:p>
          </table:table-cell>
          <table:table-cell table:style-name="ce1" office:value-type="string" calcext:value-type="string">
            <text:p>G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1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2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3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Mass1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Mass2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mass_diff</text:p>
          </table:table-cell>
          <table:table-cell table:style-name="ce8" office:value-type="string" calcext:value-type="string">
            <text:p>mass_delta</text:p>
          </table:table-cell>
          <table:table-cell table:style-name="ce1" office:value-type="string" calcext:value-type="string">
            <text:p>Mass3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E_BV1</text:p>
          </table:table-cell>
          <table:table-cell table:style-name="ce1" office:value-type="string" calcext:value-type="string">
            <text:p>E_BV2</text:p>
          </table:table-cell>
          <table:table-cell table:style-name="ce1" office:value-type="string" calcext:value-type="string">
            <text:p>e_E_BV</text:p>
          </table:table-cell>
          <table:table-cell table:style-name="ce1" office:value-type="string" calcext:value-type="string">
            <text:p>E_BV3</text:p>
          </table:table-cell>
          <table:table-cell table:style-name="ce1" office:value-type="string" calcext:value-type="string">
            <text:p>e_E_BV</text:p>
          </table:table-cell>
          <table:table-cell table:style-name="ce10" table:number-columns-repeated="1001"/>
        </table:table-row>
        <table:table-row table:style-name="ro1">
          <table:table-cell table:style-name="ce2" office:value-type="string" calcext:value-type="string">
            <text:p>H03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NGC419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8.95" calcext:value-type="float">
            <text:p>8.9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398107.17" calcext:value-type="float">
            <text:p>398107.1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8000" calcext:value-type="float">
            <text:p>28000</text:p>
          </table:table-cell>
          <table:table-cell table:style-name="ce2" office:value-type="float" office:value="3000" calcext:value-type="float">
            <text:p>3000</text:p>
          </table:table-cell>
          <table:table-cell table:formula="of:=[.L2]-[.J2]" office:value-type="float" office:value="-370107.17" calcext:value-type="float">
            <text:p>-370107.17</text:p>
          </table:table-cell>
          <table:table-cell table:formula="of:=[.N2]/([.L2])" office:value-type="float" office:value="-13.2181132142857" calcext:value-type="float">
            <text:p>-13.218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2" table:style-name="ce2" office:value-type="float" office:value="0.03" calcext:value-type="float">
            <text:p>0.03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H03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NGC1751</text:p>
          </table:table-cell>
          <table:table-cell table:style-name="ce2" office:value-type="float" office:value="9.48" calcext:value-type="float">
            <text:p>9.48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97274.72" calcext:value-type="float">
            <text:p>97274.7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L3]-[.J3]" office:value-type="float" office:value="-88274.72" calcext:value-type="float">
            <text:p>-88274.72</text:p>
          </table:table-cell>
          <table:table-cell table:formula="of:=[.N3]/([.L3])" office:value-type="float" office:value="-9.80830222222222" calcext:value-type="float">
            <text:p>-9.808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H03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NGC1917</text:p>
          </table:table-cell>
          <table:table-cell table:style-name="ce2" office:value-type="float" office:value="9.48" calcext:value-type="float">
            <text:p>9.48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59156.16" calcext:value-type="float">
            <text:p>59156.16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L4]-[.J4]" office:value-type="float" office:value="-55156.16" calcext:value-type="float">
            <text:p>-55156.16</text:p>
          </table:table-cell>
          <table:table-cell table:formula="of:=[.N4]/([.L4])" office:value-type="float" office:value="-13.78904" calcext:value-type="float">
            <text:p>-13.789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H03</text:p>
          </table:table-cell>
          <table:table-cell table:style-name="ce2" office:value-type="string" calcext:value-type="string">
            <text:p>SMC</text:p>
          </table:table-cell>
          <table:table-cell table:style-name="ce2" office:value-type="string" calcext:value-type="string">
            <text:p>L27</text:p>
          </table:table-cell>
          <table:table-cell table:style-name="ce2" office:value-type="float" office:value="9.28" calcext:value-type="float">
            <text:p>9.28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9.45" calcext:value-type="float">
            <text:p>9.4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54954.09" calcext:value-type="float">
            <text:p>54954.0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4000" calcext:value-type="float">
            <text:p>4000</text:p>
          </table:table-cell>
          <table:table-cell table:formula="of:=[.L5]-[.J5]" office:value-type="float" office:value="-41954.09" calcext:value-type="float">
            <text:p>-41954.09</text:p>
          </table:table-cell>
          <table:table-cell table:formula="of:=[.N5]/([.L5])" office:value-type="float" office:value="-3.22723769230769" calcext:value-type="float">
            <text:p>-3.227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SL244</text:p>
          </table:table-cell>
          <table:table-cell table:style-name="ce3" office:value-type="float" office:value="9.48" calcext:value-type="float">
            <text:p>9.4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.15" calcext:value-type="float">
            <text:p>9.1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.08" calcext:value-type="float">
            <text:p>9.08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8575.91" calcext:value-type="float">
            <text:p>28575.9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00" calcext:value-type="float">
            <text:p>1000</text:p>
          </table:table-cell>
          <table:table-cell table:formula="of:=[.L6]-[.J6]" office:value-type="float" office:value="-24575.91" calcext:value-type="float">
            <text:p>-24575.91</text:p>
          </table:table-cell>
          <table:table-cell table:formula="of:=[.N6]/([.L6])" office:value-type="float" office:value="-6.1439775" calcext:value-type="float">
            <text:p>-6.144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SMC</text:p>
          </table:table-cell>
          <table:table-cell table:style-name="ce3" office:value-type="string" calcext:value-type="string">
            <text:p>K38</text:p>
          </table:table-cell>
          <table:table-cell table:style-name="ce3" office:value-type="float" office:value="8.84" calcext:value-type="float">
            <text:p>8.84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9.65" calcext:value-type="float">
            <text:p>9.6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.49" calcext:value-type="float">
            <text:p>9.49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26302.68" calcext:value-type="float">
            <text:p>26302.68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000" calcext:value-type="float">
            <text:p>1000</text:p>
          </table:table-cell>
          <table:table-cell table:formula="of:=[.L7]-[.J7]" office:value-type="float" office:value="-19302.68" calcext:value-type="float">
            <text:p>-19302.68</text:p>
          </table:table-cell>
          <table:table-cell table:formula="of:=[.N7]/([.L7])" office:value-type="float" office:value="-2.75752571428571" calcext:value-type="float">
            <text:p>-2.758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SMC</text:p>
          </table:table-cell>
          <table:table-cell table:style-name="ce3" office:value-type="string" calcext:value-type="string">
            <text:p>L72</text:p>
          </table:table-cell>
          <table:table-cell table:style-name="ce3" office:value-type="float" office:value="7.72" calcext:value-type="float">
            <text:p>7.72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9952.62" calcext:value-type="float">
            <text:p>19952.6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float" office:value="400" calcext:value-type="float">
            <text:p>400</text:p>
          </table:table-cell>
          <table:table-cell table:formula="of:=[.L8]-[.J8]" office:value-type="float" office:value="-16552.62" calcext:value-type="float">
            <text:p>-16552.62</text:p>
          </table:table-cell>
          <table:table-cell table:formula="of:=[.N8]/([.L8])" office:value-type="float" office:value="-4.86841764705882" calcext:value-type="float">
            <text:p>-4.868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SL151</text:p>
          </table:table-cell>
          <table:table-cell table:style-name="ce3" office:value-type="float" office:value="9.42" calcext:value-type="float">
            <text:p>9.42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.15" calcext:value-type="float">
            <text:p>9.1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9.18" calcext:value-type="float">
            <text:p>9.1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5182.83" calcext:value-type="float">
            <text:p>15182.83</text:p>
          </table:table-cell>
          <table:table-cell table:style-name="ce3" office:value-type="float" office:value="1371" calcext:value-type="float">
            <text:p>1371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500" calcext:value-type="float">
            <text:p>500</text:p>
          </table:table-cell>
          <table:table-cell table:formula="of:=[.L9]-[.J9]" office:value-type="float" office:value="-13582.83" calcext:value-type="float">
            <text:p>-13582.83</text:p>
          </table:table-cell>
          <table:table-cell table:formula="of:=[.N9]/([.L9])" office:value-type="float" office:value="-8.48926875" calcext:value-type="float">
            <text:p>-8.489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NGC2108</text:p>
          </table:table-cell>
          <table:table-cell table:style-name="ce3" office:value-type="float" office:value="8.97" calcext:value-type="float">
            <text:p>8.9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15995.58" calcext:value-type="float">
            <text:p>15995.58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1000" calcext:value-type="float">
            <text:p>1000</text:p>
          </table:table-cell>
          <table:table-cell table:formula="of:=[.L10]-[.J10]" office:value-type="float" office:value="-9995.58" calcext:value-type="float">
            <text:p>-9995.58</text:p>
          </table:table-cell>
          <table:table-cell table:formula="of:=[.N10]/([.L10])" office:value-type="float" office:value="-1.66593" calcext:value-type="float">
            <text:p>-1.666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SMC</text:p>
          </table:table-cell>
          <table:table-cell table:style-name="ce3" office:value-type="string" calcext:value-type="string">
            <text:p>NGC294</text:p>
          </table:table-cell>
          <table:table-cell table:style-name="ce3" office:value-type="float" office:value="8.55" calcext:value-type="float">
            <text:p>8.5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.51" calcext:value-type="float">
            <text:p>8.51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17701.09" calcext:value-type="float">
            <text:p>17701.0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8200" calcext:value-type="float">
            <text:p>8200</text:p>
          </table:table-cell>
          <table:table-cell table:style-name="ce3" office:value-type="float" office:value="600" calcext:value-type="float">
            <text:p>600</text:p>
          </table:table-cell>
          <table:table-cell table:formula="of:=[.L11]-[.J11]" office:value-type="float" office:value="-9501.09" calcext:value-type="float">
            <text:p>-9501.09</text:p>
          </table:table-cell>
          <table:table-cell table:formula="of:=[.N11]/([.L11])" office:value-type="float" office:value="-1.15866951219512" calcext:value-type="float">
            <text:p>-1.159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SMC</text:p>
          </table:table-cell>
          <table:table-cell table:style-name="ce3" office:value-type="string" calcext:value-type="string">
            <text:p>L34</text:p>
          </table:table-cell>
          <table:table-cell table:style-name="ce3" office:value-type="float" office:value="8.26" calcext:value-type="float">
            <text:p>8.2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8.45" calcext:value-type="float">
            <text:p>8.4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11694.99" calcext:value-type="float">
            <text:p>11694.99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900" calcext:value-type="float">
            <text:p>900</text:p>
          </table:table-cell>
          <table:table-cell table:formula="of:=[.L12]-[.J12]" office:value-type="float" office:value="-7494.99" calcext:value-type="float">
            <text:p>-7494.99</text:p>
          </table:table-cell>
          <table:table-cell table:formula="of:=[.N12]/([.L12])" office:value-type="float" office:value="-1.78452142857143" calcext:value-type="float">
            <text:p>-1.785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KMHK229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46.93" calcext:value-type="float">
            <text:p>7046.9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table:formula="of:=[.L13]-[.J13]" office:value-type="float" office:value="-6646.93" calcext:value-type="float">
            <text:p>-6646.93</text:p>
          </table:table-cell>
          <table:table-cell table:formula="of:=[.N13]/([.L13])" office:value-type="float" office:value="-16.617325" calcext:value-type="float">
            <text:p>-16.617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03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NGC1865</text:p>
          </table:table-cell>
          <table:table-cell table:style-name="ce3" office:value-type="float" office:value="8.77" calcext:value-type="float">
            <text:p>8.7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2589.25" calcext:value-type="float">
            <text:p>12589.2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2000" calcext:value-type="float">
            <text:p>2000</text:p>
          </table:table-cell>
          <table:table-cell table:formula="of:=[.L14]-[.J14]" office:value-type="float" office:value="-6589.25" calcext:value-type="float">
            <text:p>-6589.25</text:p>
          </table:table-cell>
          <table:table-cell table:formula="of:=[.N14]/([.L14])" office:value-type="float" office:value="-1.09820833333333" calcext:value-type="float">
            <text:p>-1.098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1863</text:p>
          </table:table-cell>
          <table:table-cell table:style-name="ce4" office:value-type="float" office:value="7.76" calcext:value-type="float">
            <text:p>7.76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016.78" calcext:value-type="float">
            <text:p>8016.7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0" calcext:value-type="float">
            <text:p>1000</text:p>
          </table:table-cell>
          <table:table-cell table:formula="of:=[.L15]-[.J15]" office:value-type="float" office:value="-6016.78" calcext:value-type="float">
            <text:p>-6016.78</text:p>
          </table:table-cell>
          <table:table-cell table:formula="of:=[.N15]/([.L15])" office:value-type="float" office:value="-3.00839" calcext:value-type="float">
            <text:p>-3.008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SMC</text:p>
          </table:table-cell>
          <table:table-cell table:style-name="ce4" office:value-type="string" calcext:value-type="string">
            <text:p>B112</text:p>
          </table:table-cell>
          <table:table-cell table:style-name="ce4" office:value-type="float" office:value="7.43" calcext:value-type="float">
            <text:p>7.43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5395.11" calcext:value-type="float">
            <text:p>5395.1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table:formula="of:=[.L16]-[.J16]" office:value-type="float" office:value="-4995.11" calcext:value-type="float">
            <text:p>-4995.11</text:p>
          </table:table-cell>
          <table:table-cell table:formula="of:=[.N16]/([.L16])" office:value-type="float" office:value="-12.487775" calcext:value-type="float">
            <text:p>-12.488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43</text:p>
          </table:table-cell>
          <table:table-cell office:value-type="float" office:value="8.27" calcext:value-type="float">
            <text:p>8.27</text:p>
          </table:table-cell>
          <table:table-cell office:value-type="float" office:value="0.15" calcext:value-type="float">
            <text:p>0.15</text:p>
          </table:table-cell>
          <table:table-cell office:value-type="float" office:value="8.35" calcext:value-type="float">
            <text:p>8.35</text:p>
          </table:table-cell>
          <table:table-cell office:value-type="float" office:value="0.06" calcext:value-type="float">
            <text:p>0.06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4168.69" calcext:value-type="float">
            <text:p>4168.69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17]-[.J17]" office:value-type="float" office:value="-3568.69" calcext:value-type="float">
            <text:p>-3568.69</text:p>
          </table:table-cell>
          <table:table-cell table:formula="of:=[.N17]/([.L17])" office:value-type="float" office:value="-5.94781666666667" calcext:value-type="float">
            <text:p>-5.948</text:p>
          </table:table-cell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99</text:p>
          </table:table-cell>
          <table:table-cell office:value-type="float" office:value="8.58" calcext:value-type="float">
            <text:p>8.58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3250.87" calcext:value-type="float">
            <text:p>3250.87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L18]-[.J18]" office:value-type="float" office:value="-3050.87" calcext:value-type="float">
            <text:p>-3050.87</text:p>
          </table:table-cell>
          <table:table-cell table:formula="of:=[.N18]/([.L18])" office:value-type="float" office:value="-15.25435" calcext:value-type="float">
            <text:p>-15.25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1836</text:p>
          </table:table-cell>
          <table:table-cell table:style-name="ce4" office:value-type="float" office:value="8.27" calcext:value-type="float">
            <text:p>8.27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6668.07" calcext:value-type="float">
            <text:p>6668.0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2000" calcext:value-type="float">
            <text:p>2000</text:p>
          </table:table-cell>
          <table:table-cell table:formula="of:=[.L19]-[.J19]" office:value-type="float" office:value="-2668.07" calcext:value-type="float">
            <text:p>-2668.07</text:p>
          </table:table-cell>
          <table:table-cell table:formula="of:=[.N19]/([.L19])" office:value-type="float" office:value="-0.6670175" calcext:value-type="float">
            <text:p>-0.667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0</text:p>
          </table:table-cell>
          <table:table-cell office:value-type="float" office:value="7.6" calcext:value-type="float">
            <text:p>7.6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office:value-type="float" office:value="3280.95" calcext:value-type="float">
            <text:p>3280.95</text:p>
          </table:table-cell>
          <table:table-cell office:value-type="float" office:value="-1" calcext:value-type="float">
            <text:p>-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formula="of:=[.L20]-[.J20]" office:value-type="float" office:value="-2480.95" calcext:value-type="float">
            <text:p>-2480.95</text:p>
          </table:table-cell>
          <table:table-cell table:formula="of:=[.N20]/([.L20])" office:value-type="float" office:value="-3.1011875" calcext:value-type="float">
            <text:p>-3.10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50</text:p>
          </table:table-cell>
          <table:table-cell office:value-type="float" office:value="7.48" calcext:value-type="float">
            <text:p>7.48</text:p>
          </table:table-cell>
          <table:table-cell office:value-type="float" office:value="0.24" calcext:value-type="float">
            <text:p>0.24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0.25" calcext:value-type="float">
            <text:p>0.25</text:p>
          </table:table-cell>
          <table:table-cell office:value-type="float" office:value="3047.89" calcext:value-type="float">
            <text:p>3047.89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21]-[.J21]" office:value-type="float" office:value="-2447.89" calcext:value-type="float">
            <text:p>-2447.89</text:p>
          </table:table-cell>
          <table:table-cell table:formula="of:=[.N21]/([.L21])" office:value-type="float" office:value="-4.07981666666667" calcext:value-type="float">
            <text:p>-4.08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57</text:p>
          </table:table-cell>
          <table:table-cell office:value-type="float" office:value="8.83" calcext:value-type="float">
            <text:p>8.83</text:p>
          </table:table-cell>
          <table:table-cell office:value-type="float" office:value="0.12" calcext:value-type="float">
            <text:p>0.12</text:p>
          </table:table-cell>
          <table:table-cell office:value-type="float" office:value="8.75" calcext:value-type="float">
            <text:p>8.75</text:p>
          </table:table-cell>
          <table:table-cell office:value-type="float" office:value="0.05" calcext:value-type="float">
            <text:p>0.05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3698.28" calcext:value-type="float">
            <text:p>3698.28</text:p>
          </table:table-cell>
          <table:table-cell office:value-type="float" office:value="-1" calcext:value-type="float">
            <text:p>-1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formula="of:=[.L22]-[.J22]" office:value-type="float" office:value="-2298.28" calcext:value-type="float">
            <text:p>-2298.28</text:p>
          </table:table-cell>
          <table:table-cell table:formula="of:=[.N22]/([.L22])" office:value-type="float" office:value="-1.64162857142857" calcext:value-type="float">
            <text:p>-1.642</text:p>
          </table:table-cell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88</text:p>
          </table:table-cell>
          <table:table-cell office:value-type="float" office:value="8.66" calcext:value-type="float">
            <text:p>8.66</text:p>
          </table:table-cell>
          <table:table-cell office:value-type="float" office:value="0.12" calcext:value-type="float">
            <text:p>0.12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office:value-type="float" office:value="3539.71" calcext:value-type="float">
            <text:p>3539.71</text:p>
          </table:table-cell>
          <table:table-cell office:value-type="float" office:value="629" calcext:value-type="float">
            <text:p>629</text:p>
          </table:table-cell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table:formula="of:=[.L23]-[.J23]" office:value-type="float" office:value="-1939.71" calcext:value-type="float">
            <text:p>-1939.71</text:p>
          </table:table-cell>
          <table:table-cell table:formula="of:=[.N23]/([.L23])" office:value-type="float" office:value="-1.21231875" calcext:value-type="float">
            <text:p>-1.2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52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2167.7" calcext:value-type="float">
            <text:p>2167.7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24]-[.J24]" office:value-type="float" office:value="-1767.7" calcext:value-type="float">
            <text:p>-1767.7</text:p>
          </table:table-cell>
          <table:table-cell table:formula="of:=[.N24]/([.L24])" office:value-type="float" office:value="-4.41925" calcext:value-type="float">
            <text:p>-4.41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45</text:p>
          </table:table-cell>
          <table:table-cell office:value-type="float" office:value="8.93" calcext:value-type="float">
            <text:p>8.93</text:p>
          </table:table-cell>
          <table:table-cell office:value-type="float" office:value="0.09" calcext:value-type="float">
            <text:p>0.09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8.2" calcext:value-type="float">
            <text:p>8.2</text:p>
          </table:table-cell>
          <table:table-cell office:value-type="float" office:value="0.62" calcext:value-type="float">
            <text:p>0.62</text:p>
          </table:table-cell>
          <table:table-cell office:value-type="float" office:value="1803.02" calcext:value-type="float">
            <text:p>1803.02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25]-[.J25]" office:value-type="float" office:value="-1403.02" calcext:value-type="float">
            <text:p>-1403.02</text:p>
          </table:table-cell>
          <table:table-cell table:formula="of:=[.N25]/([.L25])" office:value-type="float" office:value="-3.50755" calcext:value-type="float">
            <text:p>-3.50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61</text:p>
          </table:table-cell>
          <table:table-cell office:value-type="float" office:value="7.9" calcext:value-type="float">
            <text:p>7.9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8.3" calcext:value-type="float">
            <text:p>8.3</text:p>
          </table:table-cell>
          <table:table-cell office:value-type="float" office:value="0.05" calcext:value-type="float">
            <text:p>0.05</text:p>
          </table:table-cell>
          <table:table-cell office:value-type="float" office:value="1513.56" calcext:value-type="float">
            <text:p>1513.5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26]-[.J26]" office:value-type="float" office:value="-1313.56" calcext:value-type="float">
            <text:p>-1313.56</text:p>
          </table:table-cell>
          <table:table-cell table:formula="of:=[.N26]/([.L26])" office:value-type="float" office:value="-6.5678" calcext:value-type="float">
            <text:p>-6.568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NGC241</text:p>
          </table:table-cell>
          <table:table-cell office:value-type="float" office:value="7.48" calcext:value-type="float">
            <text:p>7.48</text:p>
          </table:table-cell>
          <table:table-cell office:value-type="float" office:value="0.24" calcext:value-type="float">
            <text:p>0.24</text:p>
          </table:table-cell>
          <table:table-cell office:value-type="float" office:value="8.7" calcext:value-type="float">
            <text:p>8.7</text:p>
          </table:table-cell>
          <table:table-cell office:value-type="float" office:value="0.9" calcext:value-type="float">
            <text:p>0.9</text:p>
          </table:table-cell>
          <table:table-cell office:value-type="float" office:value="8.35" calcext:value-type="float">
            <text:p>8.35</text:p>
          </table:table-cell>
          <table:table-cell office:value-type="float" office:value="0.05" calcext:value-type="float">
            <text:p>0.05</text:p>
          </table:table-cell>
          <table:table-cell office:value-type="float" office:value="2128.14" calcext:value-type="float">
            <text:p>2128.14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formula="of:=[.L27]-[.J27]" office:value-type="float" office:value="-1128.14" calcext:value-type="float">
            <text:p>-1128.14</text:p>
          </table:table-cell>
          <table:table-cell table:formula="of:=[.N27]/([.L27])" office:value-type="float" office:value="-1.12814" calcext:value-type="float">
            <text:p>-1.128</text:p>
          </table:table-cell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47</text:p>
          </table:table-cell>
          <table:table-cell office:value-type="float" office:value="7.51" calcext:value-type="float">
            <text:p>7.51</text:p>
          </table:table-cell>
          <table:table-cell office:value-type="float" office:value="0.24" calcext:value-type="float">
            <text:p>0.24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9.15" calcext:value-type="float">
            <text:p>9.15</text:p>
          </table:table-cell>
          <table:table-cell office:value-type="float" office:value="0.14" calcext:value-type="float">
            <text:p>0.14</text:p>
          </table:table-cell>
          <table:table-cell office:value-type="float" office:value="2228.44" calcext:value-type="float">
            <text:p>2228.44</text:p>
          </table:table-cell>
          <table:table-cell office:value-type="float" office:value="-1" calcext:value-type="float">
            <text:p>-1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table:formula="of:=[.L28]-[.J28]" office:value-type="float" office:value="-1028.44" calcext:value-type="float">
            <text:p>-1028.44</text:p>
          </table:table-cell>
          <table:table-cell table:formula="of:=[.N28]/([.L28])" office:value-type="float" office:value="-0.857033333333333" calcext:value-type="float">
            <text:p>-0.8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0</text:p>
          </table:table-cell>
          <table:table-cell office:value-type="float" office:value="8.96" calcext:value-type="float">
            <text:p>8.96</text:p>
          </table:table-cell>
          <table:table-cell office:value-type="float" office:value="0.09" calcext:value-type="float">
            <text:p>0.09</text:p>
          </table:table-cell>
          <table:table-cell office:value-type="float" office:value="8.95" calcext:value-type="float">
            <text:p>8.95</text:p>
          </table:table-cell>
          <table:table-cell office:value-type="float" office:value="0.06" calcext:value-type="float">
            <text:p>0.06</text:p>
          </table:table-cell>
          <table:table-cell office:value-type="float" office:value="8.85" calcext:value-type="float">
            <text:p>8.85</text:p>
          </table:table-cell>
          <table:table-cell office:value-type="float" office:value="0.07" calcext:value-type="float">
            <text:p>0.07</text:p>
          </table:table-cell>
          <table:table-cell office:value-type="float" office:value="1976.97" calcext:value-type="float">
            <text:p>1976.97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29]-[.J29]" office:value-type="float" office:value="-976.97" calcext:value-type="float">
            <text:p>-976.97</text:p>
          </table:table-cell>
          <table:table-cell table:formula="of:=[.N29]/([.L29])" office:value-type="float" office:value="-0.97697" calcext:value-type="float">
            <text:p>-0.97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55</text:p>
          </table:table-cell>
          <table:table-cell office:value-type="float" office:value="7.48" calcext:value-type="float">
            <text:p>7.48</text:p>
          </table:table-cell>
          <table:table-cell office:value-type="float" office:value="0.24" calcext:value-type="float">
            <text:p>0.24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0.05" calcext:value-type="float">
            <text:p>0.05</text:p>
          </table:table-cell>
          <table:table-cell office:value-type="float" office:value="1180.32" calcext:value-type="float">
            <text:p>1180.32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.L30]-[.J30]" office:value-type="float" office:value="-580.32" calcext:value-type="float">
            <text:p>-580.32</text:p>
          </table:table-cell>
          <table:table-cell table:formula="of:=[.N30]/([.L30])" office:value-type="float" office:value="-0.9672" calcext:value-type="float">
            <text:p>-0.967</text:p>
          </table:table-cell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H3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6546.36" calcext:value-type="float">
            <text:p>6546.3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2000" calcext:value-type="float">
            <text:p>2000</text:p>
          </table:table-cell>
          <table:table-cell table:formula="of:=[.L31]-[.J31]" office:value-type="float" office:value="-546.36" calcext:value-type="float">
            <text:p>-546.36</text:p>
          </table:table-cell>
          <table:table-cell table:formula="of:=[.N31]/([.L31])" office:value-type="float" office:value="-0.0910599999999999" calcext:value-type="float">
            <text:p>-0.091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45</text:p>
          </table:table-cell>
          <table:table-cell office:value-type="float" office:value="8.99" calcext:value-type="float">
            <text:p>8.99</text:p>
          </table:table-cell>
          <table:table-cell office:value-type="float" office:value="0.09" calcext:value-type="float">
            <text:p>0.09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office:value-type="float" office:value="666.81" calcext:value-type="float">
            <text:p>666.8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32]-[.J32]" office:value-type="float" office:value="-466.81" calcext:value-type="float">
            <text:p>-466.81</text:p>
          </table:table-cell>
          <table:table-cell table:formula="of:=[.N32]/([.L32])" office:value-type="float" office:value="-2.33405" calcext:value-type="float">
            <text:p>-2.33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4</text:p>
          </table:table-cell>
          <table:table-cell office:value-type="float" office:value="8.56" calcext:value-type="float">
            <text:p>8.56</text:p>
          </table:table-cell>
          <table:table-cell office:value-type="float" office:value="0.09" calcext:value-type="float">
            <text:p>0.09</text:p>
          </table:table-cell>
          <table:table-cell office:value-type="float" office:value="8.9" calcext:value-type="float">
            <text:p>8.9</text:p>
          </table:table-cell>
          <table:table-cell office:value-type="float" office:value="0.07" calcext:value-type="float">
            <text:p>0.0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1458.81" calcext:value-type="float">
            <text:p>1458.81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L33]-[.J33]" office:value-type="float" office:value="-458.81" calcext:value-type="float">
            <text:p>-458.81</text:p>
          </table:table-cell>
          <table:table-cell table:formula="of:=[.N33]/([.L33])" office:value-type="float" office:value="-0.45881" calcext:value-type="float">
            <text:p>-0.4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79</text:p>
          </table:table-cell>
          <table:table-cell office:value-type="float" office:value="7.57" calcext:value-type="float">
            <text:p>7.57</text:p>
          </table:table-cell>
          <table:table-cell office:value-type="float" office:value="0.54" calcext:value-type="float">
            <text:p>0.54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office:value-type="float" office:value="1028.02" calcext:value-type="float">
            <text:p>1028.02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34]-[.J34]" office:value-type="float" office:value="-428.02" calcext:value-type="float">
            <text:p>-428.02</text:p>
          </table:table-cell>
          <table:table-cell table:formula="of:=[.N34]/([.L34])" office:value-type="float" office:value="-0.713366666666667" calcext:value-type="float">
            <text:p>-0.71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55</text:p>
          </table:table-cell>
          <table:table-cell office:value-type="float" office:value="8.25" calcext:value-type="float">
            <text:p>8.25</text:p>
          </table:table-cell>
          <table:table-cell office:value-type="float" office:value="0.15" calcext:value-type="float">
            <text:p>0.15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45" calcext:value-type="float">
            <text:p>8.45</text:p>
          </table:table-cell>
          <table:table-cell office:value-type="float" office:value="0.05" calcext:value-type="float">
            <text:p>0.05</text:p>
          </table:table-cell>
          <table:table-cell office:value-type="float" office:value="1393.16" calcext:value-type="float">
            <text:p>1393.16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35]-[.J35]" office:value-type="float" office:value="-393.16" calcext:value-type="float">
            <text:p>-393.16</text:p>
          </table:table-cell>
          <table:table-cell table:formula="of:=[.N35]/([.L35])" office:value-type="float" office:value="-0.39316" calcext:value-type="float">
            <text:p>-0.393</text:p>
          </table:table-cell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093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L36]-[.J36]" office:value-type="float" office:value="-270.57" calcext:value-type="float">
            <text:p>-270.57</text:p>
          </table:table-cell>
          <table:table-cell table:formula="of:=[.N36]/([.L36])" office:value-type="float" office:value="-0.27057" calcext:value-type="float">
            <text:p>-0.27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76</text:p>
          </table:table-cell>
          <table:table-cell office:value-type="float" office:value="8.64" calcext:value-type="float">
            <text:p>8.64</text:p>
          </table:table-cell>
          <table:table-cell office:value-type="float" office:value="0.12" calcext:value-type="float">
            <text:p>0.12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0.05" calcext:value-type="float">
            <text:p>0.05</text:p>
          </table:table-cell>
          <table:table-cell office:value-type="float" office:value="1247.38" calcext:value-type="float">
            <text:p>1247.38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formula="of:=[.L37]-[.J37]" office:value-type="float" office:value="-247.38" calcext:value-type="float">
            <text:p>-247.38</text:p>
          </table:table-cell>
          <table:table-cell table:formula="of:=[.N37]/([.L37])" office:value-type="float" office:value="-0.24738" calcext:value-type="float">
            <text:p>-0.2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63</text:p>
          </table:table-cell>
          <table:table-cell office:value-type="float" office:value="6.94" calcext:value-type="float">
            <text:p>6.94</text:p>
          </table:table-cell>
          <table:table-cell office:value-type="float" office:value="0.15" calcext:value-type="float">
            <text:p>0.15</text:p>
          </table:table-cell>
          <table:table-cell office:value-type="float" office:value="8.2" calcext:value-type="float">
            <text:p>8.2</text:p>
          </table:table-cell>
          <table:table-cell office:value-type="float" office:value="0.9" calcext:value-type="float">
            <text:p>0.9</text:p>
          </table:table-cell>
          <table:table-cell office:value-type="float" office:value="8.04" calcext:value-type="float">
            <text:p>8.04</text:p>
          </table:table-cell>
          <table:table-cell office:value-type="float" office:value="0.27" calcext:value-type="float">
            <text:p>0.27</text:p>
          </table:table-cell>
          <table:table-cell office:value-type="float" office:value="619.44" calcext:value-type="float">
            <text:p>619.44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38]-[.J38]" office:value-type="float" office:value="-219.44" calcext:value-type="float">
            <text:p>-219.44</text:p>
          </table:table-cell>
          <table:table-cell table:formula="of:=[.N38]/([.L38])" office:value-type="float" office:value="-0.5486" calcext:value-type="float">
            <text:p>-0.54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35</text:p>
          </table:table-cell>
          <table:table-cell office:value-type="float" office:value="8.55" calcext:value-type="float">
            <text:p>8.55</text:p>
          </table:table-cell>
          <table:table-cell office:value-type="float" office:value="0.09" calcext:value-type="float">
            <text:p>0.09</text:p>
          </table:table-cell>
          <table:table-cell office:value-type="float" office:value="8.7" calcext:value-type="float">
            <text:p>8.7</text:p>
          </table:table-cell>
          <table:table-cell office:value-type="float" office:value="0.7" calcext:value-type="float">
            <text:p>0.7</text:p>
          </table:table-cell>
          <table:table-cell office:value-type="float" office:value="8.75" calcext:value-type="float">
            <text:p>8.75</text:p>
          </table:table-cell>
          <table:table-cell office:value-type="float" office:value="0.1" calcext:value-type="float">
            <text:p>0.1</text:p>
          </table:table-cell>
          <table:table-cell office:value-type="float" office:value="794.33" calcext:value-type="float">
            <text:p>794.33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formula="of:=[.L39]-[.J39]" office:value-type="float" office:value="-194.33" calcext:value-type="float">
            <text:p>-194.33</text:p>
          </table:table-cell>
          <table:table-cell table:formula="of:=[.N39]/([.L39])" office:value-type="float" office:value="-0.323883333333333" calcext:value-type="float">
            <text:p>-0.32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5</text:p>
          </table:table-cell>
          <table:table-cell office:value-type="float" office:value="7.57" calcext:value-type="float">
            <text:p>7.57</text:p>
          </table:table-cell>
          <table:table-cell office:value-type="float" office:value="0.24" calcext:value-type="float">
            <text:p>0.24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34" calcext:value-type="float">
            <text:p>8.34</text:p>
          </table:table-cell>
          <table:table-cell office:value-type="float" office:value="0.23" calcext:value-type="float">
            <text:p>0.23</text:p>
          </table:table-cell>
          <table:table-cell office:value-type="float" office:value="787.05" calcext:value-type="float">
            <text:p>787.05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.L40]-[.J40]" office:value-type="float" office:value="-187.05" calcext:value-type="float">
            <text:p>-187.05</text:p>
          </table:table-cell>
          <table:table-cell table:formula="of:=[.N40]/([.L40])" office:value-type="float" office:value="-0.31175" calcext:value-type="float">
            <text:p>-0.3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793</text:p>
          </table:table-cell>
          <table:table-cell office:value-type="float" office:value="7.18" calcext:value-type="float">
            <text:p>7.18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8.05" calcext:value-type="float">
            <text:p>8.05</text:p>
          </table:table-cell>
          <table:table-cell office:value-type="float" office:value="0.1" calcext:value-type="float">
            <text:p>0.1</text:p>
          </table:table-cell>
          <table:table-cell office:value-type="float" office:value="765.6" calcext:value-type="float">
            <text:p>765.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.L41]-[.J41]" office:value-type="float" office:value="-165.6" calcext:value-type="float">
            <text:p>-165.6</text:p>
          </table:table-cell>
          <table:table-cell table:formula="of:=[.N41]/([.L41])" office:value-type="float" office:value="-0.276" calcext:value-type="float">
            <text:p>-0.27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63</text:p>
          </table:table-cell>
          <table:table-cell office:value-type="float" office:value="7.41" calcext:value-type="float">
            <text:p>7.41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8.25" calcext:value-type="float">
            <text:p>8.25</text:p>
          </table:table-cell>
          <table:table-cell office:value-type="float" office:value="0.05" calcext:value-type="float">
            <text:p>0.05</text:p>
          </table:table-cell>
          <table:table-cell office:value-type="float" office:value="549.54" calcext:value-type="float">
            <text:p>549.54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42]-[.J42]" office:value-type="float" office:value="-149.54" calcext:value-type="float">
            <text:p>-149.54</text:p>
          </table:table-cell>
          <table:table-cell table:formula="of:=[.N42]/([.L42])" office:value-type="float" office:value="-0.37385" calcext:value-type="float">
            <text:p>-0.37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6</text:p>
          </table:table-cell>
          <table:table-cell office:value-type="float" office:value="8.95" calcext:value-type="float">
            <text:p>8.95</text:p>
          </table:table-cell>
          <table:table-cell office:value-type="float" office:value="0.09" calcext:value-type="float">
            <text:p>0.09</text:p>
          </table:table-cell>
          <table:table-cell office:value-type="float" office:value="9.15" calcext:value-type="float">
            <text:p>9.15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office:value-type="float" office:value="2147.83" calcext:value-type="float">
            <text:p>2147.83</text:p>
          </table:table-cell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L43]-[.J43]" office:value-type="float" office:value="-147.83" calcext:value-type="float">
            <text:p>-147.83</text:p>
          </table:table-cell>
          <table:table-cell table:formula="of:=[.N43]/([.L43])" office:value-type="float" office:value="-0.073915" calcext:value-type="float">
            <text:p>-0.07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378</text:p>
          </table:table-cell>
          <table:table-cell office:value-type="float" office:value="6.88" calcext:value-type="float">
            <text:p>6.88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office:value-type="float" office:value="334.2" calcext:value-type="float">
            <text:p>334.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44]-[.J44]" office:value-type="float" office:value="-134.2" calcext:value-type="float">
            <text:p>-134.2</text:p>
          </table:table-cell>
          <table:table-cell table:formula="of:=[.N44]/([.L44])" office:value-type="float" office:value="-0.671" calcext:value-type="float">
            <text:p>-0.67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124</text:p>
          </table:table-cell>
          <table:table-cell office:value-type="float" office:value="7.48" calcext:value-type="float">
            <text:p>7.48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239.88" calcext:value-type="float">
            <text:p>239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45]-[.J45]" office:value-type="float" office:value="-39.88" calcext:value-type="float">
            <text:p>-39.88</text:p>
          </table:table-cell>
          <table:table-cell table:formula="of:=[.N45]/([.L45])" office:value-type="float" office:value="-0.1994" calcext:value-type="float">
            <text:p>-0.199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7</text:p>
          </table:table-cell>
          <table:table-cell office:value-type="float" office:value="8.97" calcext:value-type="float">
            <text:p>8.97</text:p>
          </table:table-cell>
          <table:table-cell office:value-type="float" office:value="0.09" calcext:value-type="float">
            <text:p>0.09</text:p>
          </table:table-cell>
          <table:table-cell office:value-type="float" office:value="9.05" calcext:value-type="float">
            <text:p>9.05</text:p>
          </table:table-cell>
          <table:table-cell office:value-type="float" office:value="0.08" calcext:value-type="float">
            <text:p>0.08</text:p>
          </table:table-cell>
          <table:table-cell office:value-type="float" office:value="9.23" calcext:value-type="float">
            <text:p>9.23</text:p>
          </table:table-cell>
          <table:table-cell office:value-type="float" office:value="0.06" calcext:value-type="float">
            <text:p>0.06</text:p>
          </table:table-cell>
          <table:table-cell office:value-type="float" office:value="1018.59" calcext:value-type="float">
            <text:p>1018.59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L46]-[.J46]" office:value-type="float" office:value="-18.59" calcext:value-type="float">
            <text:p>-18.59</text:p>
          </table:table-cell>
          <table:table-cell table:formula="of:=[.N46]/([.L46])" office:value-type="float" office:value="-0.01859" calcext:value-type="float">
            <text:p>-0.0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float" office:value="8.06" calcext:value-type="float">
            <text:p>8.06</text:p>
          </table:table-cell>
          <table:table-cell office:value-type="float" office:value="0.54" calcext:value-type="float">
            <text:p>0.54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9.08" calcext:value-type="float">
            <text:p>9.08</text:p>
          </table:table-cell>
          <table:table-cell office:value-type="float" office:value="0.08" calcext:value-type="float">
            <text:p>0.08</text:p>
          </table:table-cell>
          <table:table-cell office:value-type="float" office:value="1215.26" calcext:value-type="float">
            <text:p>1215.26</text:p>
          </table:table-cell>
          <table:table-cell office:value-type="float" office:value="491" calcext:value-type="float">
            <text:p>491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table:formula="of:=[.L47]-[.J47]" office:value-type="float" office:value="-15.26" calcext:value-type="float">
            <text:p>-15.26</text:p>
          </table:table-cell>
          <table:table-cell table:formula="of:=[.N47]/([.L47])" office:value-type="float" office:value="-0.0127166666666667" calcext:value-type="float">
            <text:p>-0.01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W52</text:p>
          </table:table-cell>
          <table:table-cell office:value-type="float" office:value="7.42" calcext:value-type="float">
            <text:p>7.42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401.79" calcext:value-type="float">
            <text:p>401.79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48]-[.J48]" office:value-type="float" office:value="-1.79000000000002" calcext:value-type="float">
            <text:p>-1.79</text:p>
          </table:table-cell>
          <table:table-cell table:formula="of:=[.N48]/([.L48])" office:value-type="float" office:value="-0.00447500000000005" calcext:value-type="float">
            <text:p>-0.004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174</text:p>
          </table:table-cell>
          <table:table-cell office:value-type="float" office:value="8.14" calcext:value-type="float">
            <text:p>8.14</text:p>
          </table:table-cell>
          <table:table-cell office:value-type="float" office:value="0.15" calcext:value-type="float">
            <text:p>0.15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70.16" calcext:value-type="float">
            <text:p>570.1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49]-[.J49]" office:value-type="float" office:value="29.84" calcext:value-type="float">
            <text:p>29.84</text:p>
          </table:table-cell>
          <table:table-cell table:formula="of:=[.N49]/([.L49])" office:value-type="float" office:value="0.0497333333333334" calcext:value-type="float">
            <text:p>0.0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134</text:p>
          </table:table-cell>
          <table:table-cell office:value-type="float" office:value="6.67" calcext:value-type="float">
            <text:p>6.67</text:p>
          </table:table-cell>
          <table:table-cell office:value-type="float" office:value="0.15" calcext:value-type="float">
            <text:p>0.15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8.15" calcext:value-type="float">
            <text:p>8.15</text:p>
          </table:table-cell>
          <table:table-cell office:value-type="float" office:value="0.05" calcext:value-type="float">
            <text:p>0.05</text:p>
          </table:table-cell>
          <table:table-cell office:value-type="float" office:value="157.04" calcext:value-type="float">
            <text:p>157.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50]-[.J50]" office:value-type="float" office:value="42.96" calcext:value-type="float">
            <text:p>42.96</text:p>
          </table:table-cell>
          <table:table-cell table:formula="of:=[.N50]/([.L50])" office:value-type="float" office:value="0.2148" calcext:value-type="float">
            <text:p>0.2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97</text:p>
          </table:table-cell>
          <table:table-cell office:value-type="float" office:value="7.63" calcext:value-type="float">
            <text:p>7.63</text:p>
          </table:table-cell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1527.57" calcext:value-type="float">
            <text:p>1527.57</text:p>
          </table:table-cell>
          <table:table-cell office:value-type="float" office:value="-1" calcext:value-type="float">
            <text:p>-1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table:formula="of:=[.L51]-[.J51]" office:value-type="float" office:value="72.4300000000001" calcext:value-type="float">
            <text:p>72.43</text:p>
          </table:table-cell>
          <table:table-cell table:formula="of:=[.N51]/([.L51])" office:value-type="float" office:value="0.04526875" calcext:value-type="float">
            <text:p>0.045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30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3</text:p>
          </table:table-cell>
          <table:table-cell office:value-type="float" office:value="7.22" calcext:value-type="float">
            <text:p>7.22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7" calcext:value-type="float">
            <text:p>0.7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office:value-type="float" office:value="67.92" calcext:value-type="float">
            <text:p>67.9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52]-[.J52]" office:value-type="float" office:value="132.08" calcext:value-type="float">
            <text:p>132.08</text:p>
          </table:table-cell>
          <table:table-cell table:formula="of:=[.N52]/([.L52])" office:value-type="float" office:value="0.6604" calcext:value-type="float">
            <text:p>0.66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float" office:value="8.35" calcext:value-type="float">
            <text:p>8.35</text:p>
          </table:table-cell>
          <table:table-cell office:value-type="float" office:value="0.09" calcext:value-type="float">
            <text:p>0.09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office:value-type="float" office:value="839.78" calcext:value-type="float">
            <text:p>839.78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53]-[.J53]" office:value-type="float" office:value="160.22" calcext:value-type="float">
            <text:p>160.22</text:p>
          </table:table-cell>
          <table:table-cell table:formula="of:=[.N53]/([.L53])" office:value-type="float" office:value="0.16022" calcext:value-type="float">
            <text:p>0.16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1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office:value-type="float" office:value="224.91" calcext:value-type="float">
            <text:p>224.91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54]-[.J54]" office:value-type="float" office:value="175.09" calcext:value-type="float">
            <text:p>175.09</text:p>
          </table:table-cell>
          <table:table-cell table:formula="of:=[.N54]/([.L54])" office:value-type="float" office:value="0.437725" calcext:value-type="float">
            <text:p>0.43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47</text:p>
          </table:table-cell>
          <table:table-cell office:value-type="float" office:value="7.94" calcext:value-type="float">
            <text:p>7.94</text:p>
          </table:table-cell>
          <table:table-cell office:value-type="float" office:value="0.15" calcext:value-type="float">
            <text:p>0.15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55" calcext:value-type="float">
            <text:p>8.55</text:p>
          </table:table-cell>
          <table:table-cell office:value-type="float" office:value="0.1" calcext:value-type="float">
            <text:p>0.1</text:p>
          </table:table-cell>
          <table:table-cell office:value-type="float" office:value="394.46" calcext:value-type="float">
            <text:p>394.4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.L55]-[.J55]" office:value-type="float" office:value="205.54" calcext:value-type="float">
            <text:p>205.54</text:p>
          </table:table-cell>
          <table:table-cell table:formula="of:=[.N55]/([.L55])" office:value-type="float" office:value="0.342566666666667" calcext:value-type="float">
            <text:p>0.34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K47</text:p>
          </table:table-cell>
          <table:table-cell office:value-type="float" office:value="6.41" calcext:value-type="float">
            <text:p>6.41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0.05" calcext:value-type="float">
            <text:p>0.05</text:p>
          </table:table-cell>
          <table:table-cell office:value-type="float" office:value="366.44" calcext:value-type="float">
            <text:p>366.44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56]-[.J56]" office:value-type="float" office:value="233.56" calcext:value-type="float">
            <text:p>233.56</text:p>
          </table:table-cell>
          <table:table-cell table:formula="of:=[.N56]/([.L56])" office:value-type="float" office:value="0.389266666666667" calcext:value-type="float">
            <text:p>0.389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62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office:value-type="float" office:value="3133.29" calcext:value-type="float">
            <text:p>3133.29</text:p>
          </table:table-cell>
          <table:table-cell office:value-type="float" office:value="-1" calcext:value-type="float">
            <text:p>-1</text:p>
          </table:table-cell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table:formula="of:=[.L57]-[.J57]" office:value-type="float" office:value="266.71" calcext:value-type="float">
            <text:p>266.71</text:p>
          </table:table-cell>
          <table:table-cell table:formula="of:=[.N57]/([.L57])" office:value-type="float" office:value="0.0784441176470588" calcext:value-type="float">
            <text:p>0.07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23</text:p>
          </table:table-cell>
          <table:table-cell office:value-type="float" office:value="9.48" calcext:value-type="float">
            <text:p>9.48</text:p>
          </table:table-cell>
          <table:table-cell office:value-type="float" office:value="0.09" calcext:value-type="float">
            <text:p>0.09</text:p>
          </table:table-cell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9.23" calcext:value-type="float">
            <text:p>9.23</text:p>
          </table:table-cell>
          <table:table-cell office:value-type="float" office:value="0.06" calcext:value-type="float">
            <text:p>0.06</text:p>
          </table:table-cell>
          <table:table-cell office:value-type="float" office:value="2051.16" calcext:value-type="float">
            <text:p>2051.16</text:p>
          </table:table-cell>
          <table:table-cell office:value-type="float" office:value="-1" calcext:value-type="float">
            <text:p>-1</text:p>
          </table:table-cell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table:formula="of:=[.L58]-[.J58]" office:value-type="float" office:value="348.84" calcext:value-type="float">
            <text:p>348.84</text:p>
          </table:table-cell>
          <table:table-cell table:formula="of:=[.N58]/([.L58])" office:value-type="float" office:value="0.14535" calcext:value-type="float">
            <text:p>0.14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</text:p>
          </table:table-cell>
          <table:table-cell office:value-type="float" office:value="8.36" calcext:value-type="float">
            <text:p>8.36</text:p>
          </table:table-cell>
          <table:table-cell office:value-type="float" office:value="0.09" calcext:value-type="float">
            <text:p>0.09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0.13" calcext:value-type="float">
            <text:p>0.13</text:p>
          </table:table-cell>
          <table:table-cell office:value-type="float" office:value="244.34" calcext:value-type="float">
            <text:p>244.34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59]-[.J59]" office:value-type="float" office:value="355.66" calcext:value-type="float">
            <text:p>355.66</text:p>
          </table:table-cell>
          <table:table-cell table:formula="of:=[.N59]/([.L59])" office:value-type="float" office:value="0.592766666666667" calcext:value-type="float">
            <text:p>0.59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86-190</text:p>
          </table:table-cell>
          <table:table-cell office:value-type="float" office:value="6.69" calcext:value-type="float">
            <text:p>6.69</text:p>
          </table:table-cell>
          <table:table-cell office:value-type="float" office:value="0.15" calcext:value-type="float">
            <text:p>0.15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7.7" calcext:value-type="float">
            <text:p>7.7</text:p>
          </table:table-cell>
          <table:table-cell office:value-type="float" office:value="0.05" calcext:value-type="float">
            <text:p>0.05</text:p>
          </table:table-cell>
          <table:table-cell office:value-type="float" office:value="40.93" calcext:value-type="float">
            <text:p>40.9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60]-[.J60]" office:value-type="float" office:value="359.07" calcext:value-type="float">
            <text:p>359.07</text:p>
          </table:table-cell>
          <table:table-cell table:formula="of:=[.N60]/([.L60])" office:value-type="float" office:value="0.897675" calcext:value-type="float">
            <text:p>0.898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5A</text:p>
          </table:table-cell>
          <table:table-cell office:value-type="float" office:value="6.73" calcext:value-type="float">
            <text:p>6.73</text:p>
          </table:table-cell>
          <table:table-cell office:value-type="float" office:value="0.15" calcext:value-type="float">
            <text:p>0.15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34.99" calcext:value-type="float">
            <text:p>34.99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61]-[.J61]" office:value-type="float" office:value="365.01" calcext:value-type="float">
            <text:p>365.01</text:p>
          </table:table-cell>
          <table:table-cell table:formula="of:=[.N61]/([.L61])" office:value-type="float" office:value="0.912525" calcext:value-type="float">
            <text:p>0.91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5</text:p>
          </table:table-cell>
          <table:table-cell office:value-type="float" office:value="7.69" calcext:value-type="float">
            <text:p>7.69</text:p>
          </table:table-cell>
          <table:table-cell office:value-type="float" office:value="0.54" calcext:value-type="float">
            <text:p>0.54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32.51" calcext:value-type="float">
            <text:p>432.51</text:p>
          </table:table-cell>
          <table:table-cell office:value-type="float" office:value="-1" calcext:value-type="float">
            <text:p>-1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L62]-[.J62]" office:value-type="float" office:value="367.49" calcext:value-type="float">
            <text:p>367.49</text:p>
          </table:table-cell>
          <table:table-cell table:formula="of:=[.N62]/([.L62])" office:value-type="float" office:value="0.4593625" calcext:value-type="float">
            <text:p>0.45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55</text:p>
          </table:table-cell>
          <table:table-cell office:value-type="float" office:value="8.49" calcext:value-type="float">
            <text:p>8.49</text:p>
          </table:table-cell>
          <table:table-cell office:value-type="float" office:value="0.09" calcext:value-type="float">
            <text:p>0.09</text:p>
          </table:table-cell>
          <table:table-cell office:value-type="float" office:value="8.9" calcext:value-type="float">
            <text:p>8.9</text:p>
          </table:table-cell>
          <table:table-cell office:value-type="float" office:value="0.05" calcext:value-type="float">
            <text:p>0.05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1169.5" calcext:value-type="float">
            <text:p>1169.5</text:p>
          </table:table-cell>
          <table:table-cell office:value-type="float" office:value="-1" calcext:value-type="float">
            <text:p>-1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table:formula="of:=[.L63]-[.J63]" office:value-type="float" office:value="430.5" calcext:value-type="float">
            <text:p>430.5</text:p>
          </table:table-cell>
          <table:table-cell table:formula="of:=[.N63]/([.L63])" office:value-type="float" office:value="0.2690625" calcext:value-type="float">
            <text:p>0.26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L39</text:p>
          </table:table-cell>
          <table:table-cell office:value-type="float" office:value="7.93" calcext:value-type="float">
            <text:p>7.93</text:p>
          </table:table-cell>
          <table:table-cell office:value-type="float" office:value="0.15" calcext:value-type="float">
            <text:p>0.15</text:p>
          </table:table-cell>
          <table:table-cell office:value-type="float" office:value="8.5" calcext:value-type="float">
            <text:p>8.5</text:p>
          </table:table-cell>
          <table:table-cell office:value-type="float" office:value="0.7" calcext:value-type="float">
            <text:p>0.7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float" office:value="2167.7" calcext:value-type="float">
            <text:p>2167.7</text:p>
          </table:table-cell>
          <table:table-cell office:value-type="float" office:value="-1" calcext:value-type="float">
            <text:p>-1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table:formula="of:=[.L64]-[.J64]" office:value-type="float" office:value="432.3" calcext:value-type="float">
            <text:p>432.3</text:p>
          </table:table-cell>
          <table:table-cell table:formula="of:=[.N64]/([.L64])" office:value-type="float" office:value="0.166269230769231" calcext:value-type="float">
            <text:p>0.16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38B</text:p>
          </table:table-cell>
          <table:table-cell office:value-type="float" office:value="7.21" calcext:value-type="float">
            <text:p>7.21</text:p>
          </table:table-cell>
          <table:table-cell office:value-type="float" office:value="0.15" calcext:value-type="float">
            <text:p>0.15</text:p>
          </table:table-cell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129.42" calcext:value-type="float">
            <text:p>129.42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65]-[.J65]" office:value-type="float" office:value="470.58" calcext:value-type="float">
            <text:p>470.58</text:p>
          </table:table-cell>
          <table:table-cell table:formula="of:=[.N65]/([.L65])" office:value-type="float" office:value="0.7843" calcext:value-type="float">
            <text:p>0.78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90</text:p>
          </table:table-cell>
          <table:table-cell office:value-type="float" office:value="7.2" calcext:value-type="float">
            <text:p>7.2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90.36" calcext:value-type="float">
            <text:p>90.36</text:p>
          </table:table-cell>
          <table:table-cell office:value-type="float" office:value="-1" calcext:value-type="float">
            <text:p>-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66]-[.J66]" office:value-type="float" office:value="509.64" calcext:value-type="float">
            <text:p>509.64</text:p>
          </table:table-cell>
          <table:table-cell table:formula="of:=[.N66]/([.L66])" office:value-type="float" office:value="0.8494" calcext:value-type="float">
            <text:p>0.84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 office:value-type="float" office:value="7.22" calcext:value-type="float">
            <text:p>7.22</text:p>
          </table:table-cell>
          <table:table-cell office:value-type="float" office:value="0.15" calcext:value-type="float">
            <text:p>0.15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87.53" calcext:value-type="float">
            <text:p>487.53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67]-[.J67]" office:value-type="float" office:value="512.47" calcext:value-type="float">
            <text:p>512.47</text:p>
          </table:table-cell>
          <table:table-cell table:formula="of:=[.N67]/([.L67])" office:value-type="float" office:value="0.51247" calcext:value-type="float">
            <text:p>0.51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268</text:p>
          </table:table-cell>
          <table:table-cell office:value-type="float" office:value="6.81" calcext:value-type="float">
            <text:p>6.81</text:p>
          </table:table-cell>
          <table:table-cell office:value-type="float" office:value="0.15" calcext:value-type="float">
            <text:p>0.15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7.95" calcext:value-type="float">
            <text:p>7.95</text:p>
          </table:table-cell>
          <table:table-cell office:value-type="float" office:value="0.1" calcext:value-type="float">
            <text:p>0.1</text:p>
          </table:table-cell>
          <table:table-cell office:value-type="float" office:value="201.37" calcext:value-type="float">
            <text:p>201.37</text:p>
          </table:table-cell>
          <table:table-cell office:value-type="float" office:value="-1" calcext:value-type="float">
            <text:p>-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formula="of:=[.L68]-[.J68]" office:value-type="float" office:value="598.63" calcext:value-type="float">
            <text:p>598.63</text:p>
          </table:table-cell>
          <table:table-cell table:formula="of:=[.N68]/([.L68])" office:value-type="float" office:value="0.7482875" calcext:value-type="float">
            <text:p>0.748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B39</text:p>
          </table:table-cell>
          <table:table-cell office:value-type="float" office:value="8.25" calcext:value-type="float">
            <text:p>8.25</text:p>
          </table:table-cell>
          <table:table-cell office:value-type="float" office:value="0.15" calcext:value-type="float">
            <text:p>0.15</text:p>
          </table:table-cell>
          <table:table-cell office:value-type="float" office:value="8.9" calcext:value-type="float">
            <text:p>8.9</text:p>
          </table:table-cell>
          <table:table-cell office:value-type="float" office:value="0.9" calcext:value-type="float">
            <text:p>0.9</text:p>
          </table:table-cell>
          <table:table-cell office:value-type="float" office:value="9.18" calcext:value-type="float">
            <text:p>9.18</text:p>
          </table:table-cell>
          <table:table-cell office:value-type="float" office:value="0.1" calcext:value-type="float">
            <text:p>0.1</text:p>
          </table:table-cell>
          <table:table-cell office:value-type="float" office:value="737.9" calcext:value-type="float">
            <text:p>737.9</text:p>
          </table:table-cell>
          <table:table-cell office:value-type="float" office:value="-1" calcext:value-type="float">
            <text:p>-1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table:formula="of:=[.L69]-[.J69]" office:value-type="float" office:value="662.1" calcext:value-type="float">
            <text:p>662.1</text:p>
          </table:table-cell>
          <table:table-cell table:formula="of:=[.N69]/([.L69])" office:value-type="float" office:value="0.472928571428571" calcext:value-type="float">
            <text:p>0.47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2</text:p>
          </table:table-cell>
          <table:table-cell office:value-type="float" office:value="9" calcext:value-type="float">
            <text:p>9</text:p>
          </table:table-cell>
          <table:table-cell office:value-type="float" office:value="0.09" calcext:value-type="float">
            <text:p>0.09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office:value-type="float" office:value="2128.14" calcext:value-type="float">
            <text:p>2128.14</text:p>
          </table:table-cell>
          <table:table-cell office:value-type="float" office:value="-1" calcext:value-type="float">
            <text:p>-1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formula="of:=[.L70]-[.J70]" office:value-type="float" office:value="671.86" calcext:value-type="float">
            <text:p>671.86</text:p>
          </table:table-cell>
          <table:table-cell table:formula="of:=[.N70]/([.L70])" office:value-type="float" office:value="0.23995" calcext:value-type="float">
            <text:p>0.24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397</text:p>
          </table:table-cell>
          <table:table-cell office:value-type="float" office:value="7.3" calcext:value-type="float">
            <text:p>7.3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322.72" calcext:value-type="float">
            <text:p>1322.72</text:p>
          </table:table-cell>
          <table:table-cell office:value-type="float" office:value="368" calcext:value-type="float">
            <text:p>368</text:p>
          </table:table-cell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table:formula="of:=[.L71]-[.J71]" office:value-type="float" office:value="877.28" calcext:value-type="float">
            <text:p>877.28</text:p>
          </table:table-cell>
          <table:table-cell table:formula="of:=[.N71]/([.L71])" office:value-type="float" office:value="0.398763636363636" calcext:value-type="float">
            <text:p>0.39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79</text:p>
          </table:table-cell>
          <table:table-cell office:value-type="float" office:value="7.18" calcext:value-type="float">
            <text:p>7.18</text:p>
          </table:table-cell>
          <table:table-cell office:value-type="float" office:value="0.15" calcext:value-type="float">
            <text:p>0.15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16.95" calcext:value-type="float">
            <text:p>116.95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72]-[.J72]" office:value-type="float" office:value="883.05" calcext:value-type="float">
            <text:p>883.05</text:p>
          </table:table-cell>
          <table:table-cell table:formula="of:=[.N72]/([.L72])" office:value-type="float" office:value="0.88305" calcext:value-type="float">
            <text:p>0.88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20</text:p>
          </table:table-cell>
          <table:table-cell office:value-type="float" office:value="7.52" calcext:value-type="float">
            <text:p>7.52</text:p>
          </table:table-cell>
          <table:table-cell office:value-type="float" office:value="0.54" calcext:value-type="float">
            <text:p>0.54</text:p>
          </table:table-cell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94.09" calcext:value-type="float">
            <text:p>194.09</text:p>
          </table:table-cell>
          <table:table-cell office:value-type="float" office:value="-1" calcext:value-type="float">
            <text:p>-1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formula="of:=[.L73]-[.J73]" office:value-type="float" office:value="1005.91" calcext:value-type="float">
            <text:p>1005.91</text:p>
          </table:table-cell>
          <table:table-cell table:formula="of:=[.N73]/([.L73])" office:value-type="float" office:value="0.838258333333333" calcext:value-type="float">
            <text:p>0.83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9</text:p>
          </table:table-cell>
          <table:table-cell office:value-type="float" office:value="8.39" calcext:value-type="float">
            <text:p>8.39</text:p>
          </table:table-cell>
          <table:table-cell office:value-type="float" office:value="0.09" calcext:value-type="float">
            <text:p>0.09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1485.94" calcext:value-type="float">
            <text:p>1485.94</text:p>
          </table:table-cell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[.L74]-[.J74]" office:value-type="float" office:value="1514.06" calcext:value-type="float">
            <text:p>1514.06</text:p>
          </table:table-cell>
          <table:table-cell table:formula="of:=[.N74]/([.L74])" office:value-type="float" office:value="0.504686666666667" calcext:value-type="float">
            <text:p>0.50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55</text:p>
          </table:table-cell>
          <table:table-cell office:value-type="float" office:value="8.92" calcext:value-type="float">
            <text:p>8.92</text:p>
          </table:table-cell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208" calcext:value-type="float">
            <text:p>2208</text:p>
          </table:table-cell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[.L75]-[.J75]" office:value-type="float" office:value="1792" calcext:value-type="float">
            <text:p>1792</text:p>
          </table:table-cell>
          <table:table-cell table:formula="of:=[.N75]/([.L75])" office:value-type="float" office:value="0.448" calcext:value-type="float">
            <text:p>0.44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39</text:p>
          </table:table-cell>
          <table:table-cell office:value-type="float" office:value="7.21" calcext:value-type="float">
            <text:p>7.21</text:p>
          </table:table-cell>
          <table:table-cell office:value-type="float" office:value="0.15" calcext:value-type="float">
            <text:p>0.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1106.62" calcext:value-type="float">
            <text:p>1106.62</text:p>
          </table:table-cell>
          <table:table-cell office:value-type="float" office:value="-1" calcext:value-type="float">
            <text:p>-1</text:p>
          </table:table-cell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table:formula="of:=[.L76]-[.J76]" office:value-type="float" office:value="2293.38" calcext:value-type="float">
            <text:p>2293.38</text:p>
          </table:table-cell>
          <table:table-cell table:formula="of:=[.N76]/([.L76])" office:value-type="float" office:value="0.674523529411765" calcext:value-type="float">
            <text:p>0.67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341</text:p>
          </table:table-cell>
          <table:table-cell office:value-type="float" office:value="7.28" calcext:value-type="float">
            <text:p>7.28</text:p>
          </table:table-cell>
          <table:table-cell office:value-type="float" office:value="0.15" calcext:value-type="float">
            <text:p>0.15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office:value-type="float" office:value="104.71" calcext:value-type="float">
            <text:p>104.71</text:p>
          </table:table-cell>
          <table:table-cell office:value-type="float" office:value="-1" calcext:value-type="float">
            <text:p>-1</text:p>
          </table:table-cell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table:formula="of:=[.L77]-[.J77]" office:value-type="float" office:value="3295.29" calcext:value-type="float">
            <text:p>3295.29</text:p>
          </table:table-cell>
          <table:table-cell table:formula="of:=[.N77]/([.L77])" office:value-type="float" office:value="0.969202941176471" calcext:value-type="float">
            <text:p>0.96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style-name="ce13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16</text:p>
          </table:table-cell>
          <table:table-cell office:value-type="float" office:value="7.21" calcext:value-type="float">
            <text:p>7.21</text:p>
          </table:table-cell>
          <table:table-cell office:value-type="float" office:value="0.15" calcext:value-type="float">
            <text:p>0.1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109.65" calcext:value-type="float">
            <text:p>109.65</text:p>
          </table:table-cell>
          <table:table-cell office:value-type="float" office:value="-1" calcext:value-type="float">
            <text:p>-1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L78]-[.J78]" office:value-type="float" office:value="4890.35" calcext:value-type="float">
            <text:p>4890.35</text:p>
          </table:table-cell>
          <table:table-cell table:formula="of:=[.N78]/([.L78])" office:value-type="float" office:value="0.97807" calcext:value-type="float">
            <text:p>0.97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13" table:number-columns-repeated="1001"/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float" office:value="7.24" calcext:value-type="float">
            <text:p>7.24</text:p>
          </table:table-cell>
          <table:table-cell office:value-type="float" office:value="0.15" calcext:value-type="float">
            <text:p>0.15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610.71" calcext:value-type="float">
            <text:p>610.71</text:p>
          </table:table-cell>
          <table:table-cell office:value-type="float" office:value="162" calcext:value-type="float">
            <text:p>162</text:p>
          </table:table-cell>
          <table:table-cell office:value-type="float" office:value="8400" calcext:value-type="float">
            <text:p>8400</text:p>
          </table:table-cell>
          <table:table-cell office:value-type="float" office:value="600" calcext:value-type="float">
            <text:p>600</text:p>
          </table:table-cell>
          <table:table-cell table:formula="of:=[.L79]-[.J79]" office:value-type="float" office:value="7789.29" calcext:value-type="float">
            <text:p>7789.29</text:p>
          </table:table-cell>
          <table:table-cell table:formula="of:=[.N79]/([.L79])" office:value-type="float" office:value="0.927296428571429" calcext:value-type="float">
            <text:p>0.92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style-name="ce13" table:number-columns-repeated="1001"/>
        </table:table-row>
        <table:table-row table:style-name="ro1">
          <table:table-cell table:style-name="ce4" office:value-type="string" calcext:value-type="string">
            <text:p>H03</text:p>
          </table:table-cell>
          <table:table-cell table:style-name="ce4" office:value-type="string" calcext:value-type="string">
            <text:p>SMC</text:p>
          </table:table-cell>
          <table:table-cell table:style-name="ce4" office:value-type="string" calcext:value-type="string">
            <text:p>L91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9.63" calcext:value-type="float">
            <text:p>9.63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9120.11" calcext:value-type="float">
            <text:p>9120.1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8000" calcext:value-type="float">
            <text:p>18000</text:p>
          </table:table-cell>
          <table:table-cell table:style-name="ce4" office:value-type="float" office:value="3000" calcext:value-type="float">
            <text:p>3000</text:p>
          </table:table-cell>
          <table:table-cell table:formula="of:=[.L80]-[.J80]" office:value-type="float" office:value="8879.89" calcext:value-type="float">
            <text:p>8879.89</text:p>
          </table:table-cell>
          <table:table-cell table:formula="of:=[.N80]/([.L80])" office:value-type="float" office:value="0.493327222222222" calcext:value-type="float">
            <text:p>0.49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13" table:number-columns-repeated="1001"/>
        </table:table-row>
        <table:table-row table:style-name="ro1" table:number-rows-repeated="3">
          <table:table-cell table:number-columns-repeated="1023"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6"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10484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12" table:style-name="ta1">
        <table:table-column table:style-name="co1" table:number-columns-repeated="14" table:default-cell-style-name="ce5"/>
        <table:table-column table:style-name="co1" table:default-cell-style-name="ce9"/>
        <table:table-column table:style-name="co1" table:number-columns-repeated="7" table:default-cell-style-name="ce5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#DB</text:p>
          </table:table-cell>
          <table:table-cell table:style-name="ce1" office:value-type="string" calcext:value-type="string">
            <text:p>G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1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2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3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Mass1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Mass2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mass_diff</text:p>
          </table:table-cell>
          <table:table-cell table:style-name="ce8" office:value-type="string" calcext:value-type="string">
            <text:p>mass_delta</text:p>
          </table:table-cell>
          <table:table-cell table:style-name="ce1" office:value-type="string" calcext:value-type="string">
            <text:p>Mass3</text:p>
          </table:table-cell>
          <table:table-cell table:style-name="ce1" office:value-type="string" calcext:value-type="string">
            <text:p>e_mass</text:p>
          </table:table-cell>
          <table:table-cell table:style-name="ce1" office:value-type="string" calcext:value-type="string">
            <text:p>E_BV1</text:p>
          </table:table-cell>
          <table:table-cell table:style-name="ce1" office:value-type="string" calcext:value-type="string">
            <text:p>E_BV2</text:p>
          </table:table-cell>
          <table:table-cell table:style-name="ce1" office:value-type="string" calcext:value-type="string">
            <text:p>e_E_BV</text:p>
          </table:table-cell>
          <table:table-cell table:style-name="ce1" office:value-type="string" calcext:value-type="string">
            <text:p>E_BV3</text:p>
          </table:table-cell>
          <table:table-cell table:style-name="ce1" office:value-type="string" calcext:value-type="string">
            <text:p>e_E_BV</text:p>
          </table:table-cell>
          <table:table-cell table:style-name="ce10" table:number-columns-repeated="1001"/>
        </table:table-row>
        <table:table-row table:style-name="ro1"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NGC1917</text:p>
          </table:table-cell>
          <table:table-cell table:style-name="ce2" office:value-type="float" office:value="9.46" calcext:value-type="float">
            <text:p>9.4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L2]-[.J2]" office:value-type="float" office:value="-96000" calcext:value-type="float">
            <text:p>-96000</text:p>
          </table:table-cell>
          <table:table-cell table:formula="of:=[.N2]/([.L2])" office:value-type="float" office:value="-24" calcext:value-type="float">
            <text:p>-24.000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NGC1751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9.11" calcext:value-type="float">
            <text:p>9.1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65000" calcext:value-type="float">
            <text:p>6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L3]-[.J3]" office:value-type="float" office:value="-56000" calcext:value-type="float">
            <text:p>-56000</text:p>
          </table:table-cell>
          <table:table-cell table:formula="of:=[.N3]/([.L3])" office:value-type="float" office:value="-6.22222222222222" calcext:value-type="float">
            <text:p>-6.222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LMC</text:p>
          </table:table-cell>
          <table:table-cell table:style-name="ce2" office:value-type="string" calcext:value-type="string">
            <text:p>SL244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9.15" calcext:value-type="float">
            <text:p>9.15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9.08" calcext:value-type="float">
            <text:p>9.0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35000" calcext:value-type="float">
            <text:p>35000</text:p>
          </table:table-cell>
          <table:table-cell table:number-columns-repeated="2" table:style-name="ce2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L4]-[.J4]" office:value-type="float" office:value="-31000" calcext:value-type="float">
            <text:p>-31000</text:p>
          </table:table-cell>
          <table:table-cell table:formula="of:=[.N4]/([.L4])" office:value-type="float" office:value="-7.75" calcext:value-type="float">
            <text:p>-7.750</text:p>
          </table:table-cell>
          <table:table-cell table:number-columns-repeated="3" table:style-name="ce2" office:value-type="float" office:value="-1" calcext:value-type="float">
            <text:p>-1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SL151</text:p>
          </table:table-cell>
          <table:table-cell table:style-name="ce3" office:value-type="float" office:value="9.19" calcext:value-type="float">
            <text:p>9.19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9.15" calcext:value-type="float">
            <text:p>9.15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9.18" calcext:value-type="float">
            <text:p>9.1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500" calcext:value-type="float">
            <text:p>500</text:p>
          </table:table-cell>
          <table:table-cell table:formula="of:=[.L5]-[.J5]" office:value-type="float" office:value="-12400" calcext:value-type="float">
            <text:p>-12400</text:p>
          </table:table-cell>
          <table:table-cell table:formula="of:=[.N5]/([.L5])" office:value-type="float" office:value="-7.75" calcext:value-type="float">
            <text:p>-7.75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NGC1836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00" calcext:value-type="float">
            <text:p>2000</text:p>
          </table:table-cell>
          <table:table-cell table:formula="of:=[.L6]-[.J6]" office:value-type="float" office:value="-9000" calcext:value-type="float">
            <text:p>-9000</text:p>
          </table:table-cell>
          <table:table-cell table:formula="of:=[.N6]/([.L6])" office:value-type="float" office:value="-2.25" calcext:value-type="float">
            <text:p>-2.25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KMHK229</text:p>
          </table:table-cell>
          <table:table-cell table:style-name="ce4" office:value-type="float" office:value="9.05" calcext:value-type="float">
            <text:p>9.0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8500" calcext:value-type="float">
            <text:p>850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table:formula="of:=[.L7]-[.J7]" office:value-type="float" office:value="-8100" calcext:value-type="float">
            <text:p>-8100</text:p>
          </table:table-cell>
          <table:table-cell table:formula="of:=[.N7]/([.L7])" office:value-type="float" office:value="-20.25" calcext:value-type="float">
            <text:p>-20.25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1863</text:p>
          </table:table-cell>
          <table:table-cell table:style-name="ce4" office:value-type="float" office:value="7.45" calcext:value-type="float">
            <text:p>7.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9500" calcext:value-type="float">
            <text:p>9500</text:p>
          </table:table-cell>
          <table:table-cell table:style-name="ce4" office:value-type="float" office:value="5250" calcext:value-type="float">
            <text:p>525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0" calcext:value-type="float">
            <text:p>1000</text:p>
          </table:table-cell>
          <table:table-cell table:formula="of:=[.L8]-[.J8]" office:value-type="float" office:value="-7500" calcext:value-type="float">
            <text:p>-7500</text:p>
          </table:table-cell>
          <table:table-cell table:formula="of:=[.N8]/([.L8])" office:value-type="float" office:value="-3.75" calcext:value-type="float">
            <text:p>-3.75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style-name="ce3" office:value-type="string" calcext:value-type="string">
            <text:p>LMC</text:p>
          </table:table-cell>
          <table:table-cell table:style-name="ce3" office:value-type="string" calcext:value-type="string">
            <text:p>NGC1865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2000" calcext:value-type="float">
            <text:p>12000</text:p>
          </table:table-cell>
          <table:table-cell table:number-columns-repeated="2" table:style-name="ce3" office:value-type="float" office:value="6000" calcext:value-type="float">
            <text:p>6000</text:p>
          </table:table-cell>
          <table:table-cell table:style-name="ce3" office:value-type="float" office:value="2000" calcext:value-type="float">
            <text:p>2000</text:p>
          </table:table-cell>
          <table:table-cell table:formula="of:=[.L9]-[.J9]" office:value-type="float" office:value="-6000" calcext:value-type="float">
            <text:p>-6000</text:p>
          </table:table-cell>
          <table:table-cell table:formula="of:=[.N9]/([.L9])" office:value-type="float" office:value="-1" calcext:value-type="float">
            <text:p>-1.00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1793</text:p>
          </table:table-cell>
          <table:table-cell table:style-name="ce4" office:value-type="float" office:value="7.79" calcext:value-type="float">
            <text:p>7.7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300" calcext:value-type="float">
            <text:p>300</text:p>
          </table:table-cell>
          <table:table-cell table:formula="of:=[.L10]-[.J10]" office:value-type="float" office:value="-5900" calcext:value-type="float">
            <text:p>-5900</text:p>
          </table:table-cell>
          <table:table-cell table:formula="of:=[.N10]/([.L10])" office:value-type="float" office:value="-9.83333333333333" calcext:value-type="float">
            <text:p>-9.83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2093</text:p>
          </table:table-cell>
          <table:table-cell table:style-name="ce4" office:value-type="float" office:value="7.48" calcext:value-type="float">
            <text:p>7.4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00" calcext:value-type="float">
            <text:p>200</text:p>
          </table:table-cell>
          <table:table-cell table:formula="of:=[.L11]-[.J11]" office:value-type="float" office:value="-5500" calcext:value-type="float">
            <text:p>-5500</text:p>
          </table:table-cell>
          <table:table-cell table:formula="of:=[.N11]/([.L11])" office:value-type="float" office:value="-5.5" calcext:value-type="float">
            <text:p>-5.50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SL588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700" calcext:value-type="float">
            <text:p>700</text:p>
          </table:table-cell>
          <table:table-cell table:formula="of:=[.L12]-[.J12]" office:value-type="float" office:value="-5400" calcext:value-type="float">
            <text:p>-5400</text:p>
          </table:table-cell>
          <table:table-cell table:formula="of:=[.N12]/([.L12])" office:value-type="float" office:value="-3.375" calcext:value-type="float">
            <text:p>-3.375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NGC1839</text:p>
          </table:table-cell>
          <table:table-cell table:style-name="ce4" office:value-type="float" office:value="7.87" calcext:value-type="float">
            <text:p>7.87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2" table:style-name="ce4" office:value-type="float" office:value="3400" calcext:value-type="float">
            <text:p>3400</text:p>
          </table:table-cell>
          <table:table-cell table:style-name="ce4" office:value-type="float" office:value="500" calcext:value-type="float">
            <text:p>500</text:p>
          </table:table-cell>
          <table:table-cell table:formula="of:=[.L13]-[.J13]" office:value-type="float" office:value="-4600" calcext:value-type="float">
            <text:p>-4600</text:p>
          </table:table-cell>
          <table:table-cell table:formula="of:=[.N13]/([.L13])" office:value-type="float" office:value="-1.35294117647059" calcext:value-type="float">
            <text:p>-1.35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12</text:p>
          </table:table-cell>
          <table:table-cell table:style-name="ce4" office:value-type="string" calcext:value-type="string">
            <text:p>LMC</text:p>
          </table:table-cell>
          <table:table-cell table:style-name="ce4" office:value-type="string" calcext:value-type="string">
            <text:p>SL397</text:p>
          </table:table-cell>
          <table:table-cell table:style-name="ce4" office:value-type="float" office:value="7.71" calcext:value-type="float">
            <text:p>7.7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2750" calcext:value-type="float">
            <text:p>2750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300" calcext:value-type="float">
            <text:p>300</text:p>
          </table:table-cell>
          <table:table-cell table:formula="of:=[.L14]-[.J14]" office:value-type="float" office:value="-3800" calcext:value-type="float">
            <text:p>-3800</text:p>
          </table:table-cell>
          <table:table-cell table:formula="of:=[.N14]/([.L14])" office:value-type="float" office:value="-1.72727272727273" calcext:value-type="float">
            <text:p>-1.727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79</text:p>
          </table:table-cell>
          <table:table-cell office:value-type="float" office:value="7.75" calcext:value-type="float">
            <text:p>7.75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15]-[.J15]" office:value-type="float" office:value="-2400" calcext:value-type="float">
            <text:p>-2400</text:p>
          </table:table-cell>
          <table:table-cell table:formula="of:=[.N15]/([.L15])" office:value-type="float" office:value="-4" calcext:value-type="float">
            <text:p>-4.0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18</text:p>
          </table:table-cell>
          <table:table-cell office:value-type="float" office:value="7.73" calcext:value-type="float">
            <text:p>7.73</text:p>
          </table:table-cell>
          <table:table-cell office:value-type="float" office:value="0.09" calcext:value-type="float">
            <text:p>0.09</text:p>
          </table:table-cell>
          <table:table-cell office:value-type="float" office:value="8.1" calcext:value-type="float">
            <text:p>8.1</text:p>
          </table:table-cell>
          <table:table-cell office:value-type="float" office:value="0.6" calcext:value-type="float">
            <text:p>0.6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16]-[.J16]" office:value-type="float" office:value="-2300" calcext:value-type="float">
            <text:p>-2300</text:p>
          </table:table-cell>
          <table:table-cell table:formula="of:=[.N16]/([.L16])" office:value-type="float" office:value="-5.75" calcext:value-type="float">
            <text:p>-5.75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52</text:p>
          </table:table-cell>
          <table:table-cell office:value-type="float" office:value="8.73" calcext:value-type="float">
            <text:p>8.73</text:p>
          </table:table-cell>
          <table:table-cell office:value-type="float" office:value="0.07" calcext:value-type="float">
            <text:p>0.0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2500" calcext:value-type="float">
            <text:p>2500</text:p>
          </table:table-cell>
          <table:table-cell office:value-type="float" office:value="750" calcext:value-type="float">
            <text:p>7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17]-[.J17]" office:value-type="float" office:value="-2100" calcext:value-type="float">
            <text:p>-2100</text:p>
          </table:table-cell>
          <table:table-cell table:formula="of:=[.N17]/([.L17])" office:value-type="float" office:value="-5.25" calcext:value-type="float">
            <text:p>-5.25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40</text:p>
          </table:table-cell>
          <table:table-cell office:value-type="float" office:value="8.71" calcext:value-type="float">
            <text:p>8.71</text:p>
          </table:table-cell>
          <table:table-cell office:value-type="float" office:value="0.17" calcext:value-type="float">
            <text:p>0.17</text:p>
          </table:table-cell>
          <table:table-cell office:value-type="float" office:value="8.95" calcext:value-type="float">
            <text:p>8.95</text:p>
          </table:table-cell>
          <table:table-cell office:value-type="float" office:value="0.06" calcext:value-type="float">
            <text:p>0.06</text:p>
          </table:table-cell>
          <table:table-cell office:value-type="float" office:value="8.85" calcext:value-type="float">
            <text:p>8.85</text:p>
          </table:table-cell>
          <table:table-cell office:value-type="float" office:value="0.07" calcext:value-type="float">
            <text:p>0.07</text:p>
          </table:table-cell>
          <table:table-cell office:value-type="float" office:value="2850" calcext:value-type="float">
            <text:p>2850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18]-[.J18]" office:value-type="float" office:value="-1850" calcext:value-type="float">
            <text:p>-1850</text:p>
          </table:table-cell>
          <table:table-cell table:formula="of:=[.N18]/([.L18])" office:value-type="float" office:value="-1.85" calcext:value-type="float">
            <text:p>-1.85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290</text:p>
          </table:table-cell>
          <table:table-cell office:value-type="float" office:value="8.2" calcext:value-type="float">
            <text:p>8.2</text:p>
          </table:table-cell>
          <table:table-cell office:value-type="float" office:value="0.45" calcext:value-type="float">
            <text:p>0.45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9.08" calcext:value-type="float">
            <text:p>9.08</text:p>
          </table:table-cell>
          <table:table-cell office:value-type="float" office:value="0.08" calcext:value-type="float">
            <text:p>0.08</text:p>
          </table:table-cell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table:formula="of:=[.L19]-[.J19]" office:value-type="float" office:value="-1600" calcext:value-type="float">
            <text:p>-1600</text:p>
          </table:table-cell>
          <table:table-cell table:formula="of:=[.N19]/([.L19])" office:value-type="float" office:value="-1.33333333333333" calcext:value-type="float">
            <text:p>-1.33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551</text:p>
          </table:table-cell>
          <table:table-cell office:value-type="float" office:value="7.95" calcext:value-type="float">
            <text:p>7.95</text:p>
          </table:table-cell>
          <table:table-cell office:value-type="float" office:value="0.1" calcext:value-type="float">
            <text:p>0.1</text:p>
          </table:table-cell>
          <table:table-cell office:value-type="float" office:value="7.9" calcext:value-type="float">
            <text:p>7.9</text:p>
          </table:table-cell>
          <table:table-cell office:value-type="float" office:value="0.5" calcext:value-type="float">
            <text:p>0.5</text:p>
          </table:table-cell>
          <table:table-cell office:value-type="float" office:value="8.15" calcext:value-type="float">
            <text:p>8.15</text:p>
          </table:table-cell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20]-[.J20]" office:value-type="float" office:value="-1400" calcext:value-type="float">
            <text:p>-1400</text:p>
          </table:table-cell>
          <table:table-cell table:formula="of:=[.N20]/([.L20])" office:value-type="float" office:value="-3.5" calcext:value-type="float">
            <text:p>-3.5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378</text:p>
          </table:table-cell>
          <table:table-cell office:value-type="float" office:value="7.37" calcext:value-type="float">
            <text:p>7.37</text:p>
          </table:table-cell>
          <table:table-cell office:value-type="float" office:value="0.13" calcext:value-type="float">
            <text:p>0.13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office:value-type="float" office:value="1450" calcext:value-type="float">
            <text:p>1450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21]-[.J21]" office:value-type="float" office:value="-1250" calcext:value-type="float">
            <text:p>-1250</text:p>
          </table:table-cell>
          <table:table-cell table:formula="of:=[.N21]/([.L21])" office:value-type="float" office:value="-6.25" calcext:value-type="float">
            <text:p>-6.25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268</text:p>
          </table:table-cell>
          <table:table-cell office:value-type="float" office:value="7.51" calcext:value-type="float">
            <text:p>7.51</text:p>
          </table:table-cell>
          <table:table-cell office:value-type="float" office:value="0.16" calcext:value-type="float">
            <text:p>0.16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7.95" calcext:value-type="float">
            <text:p>7.95</text:p>
          </table:table-cell>
          <table:table-cell office:value-type="float" office:value="0.1" calcext:value-type="float">
            <text:p>0.1</text:p>
          </table:table-cell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formula="of:=[.L22]-[.J22]" office:value-type="float" office:value="-1100" calcext:value-type="float">
            <text:p>-1100</text:p>
          </table:table-cell>
          <table:table-cell table:formula="of:=[.N22]/([.L22])" office:value-type="float" office:value="-1.375" calcext:value-type="float">
            <text:p>-1.37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35</text:p>
          </table:table-cell>
          <table:table-cell office:value-type="float" office:value="8.55" calcext:value-type="float">
            <text:p>8.55</text:p>
          </table:table-cell>
          <table:table-cell office:value-type="float" office:value="0.05" calcext:value-type="float">
            <text:p>0.05</text:p>
          </table:table-cell>
          <table:table-cell office:value-type="float" office:value="8.7" calcext:value-type="float">
            <text:p>8.7</text:p>
          </table:table-cell>
          <table:table-cell office:value-type="float" office:value="0.7" calcext:value-type="float">
            <text:p>0.7</text:p>
          </table:table-cell>
          <table:table-cell office:value-type="float" office:value="8.75" calcext:value-type="float">
            <text:p>8.75</text:p>
          </table:table-cell>
          <table:table-cell office:value-type="float" office:value="0.1" calcext:value-type="float">
            <text:p>0.1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formula="of:=[.L23]-[.J23]" office:value-type="float" office:value="-1000" calcext:value-type="float">
            <text:p>-1000</text:p>
          </table:table-cell>
          <table:table-cell table:formula="of:=[.N23]/([.L23])" office:value-type="float" office:value="-1.66666666666667" calcext:value-type="float">
            <text:p>-1.66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96</text:p>
          </table:table-cell>
          <table:table-cell office:value-type="float" office:value="8.87" calcext:value-type="float">
            <text:p>8.87</text:p>
          </table:table-cell>
          <table:table-cell office:value-type="float" office:value="0.03" calcext:value-type="float">
            <text:p>0.03</text:p>
          </table:table-cell>
          <table:table-cell office:value-type="float" office:value="9.15" calcext:value-type="float">
            <text:p>9.15</text:p>
          </table:table-cell>
          <table:table-cell office:value-type="float" office:value="0.05" calcext:value-type="float">
            <text:p>0.05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L24]-[.J24]" office:value-type="float" office:value="-1000" calcext:value-type="float">
            <text:p>-1000</text:p>
          </table:table-cell>
          <table:table-cell table:formula="of:=[.N24]/([.L24])" office:value-type="float" office:value="-0.5" calcext:value-type="float">
            <text:p>-0.5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38B</text:p>
          </table:table-cell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25]-[.J25]" office:value-type="float" office:value="-800" calcext:value-type="float">
            <text:p>-800</text:p>
          </table:table-cell>
          <table:table-cell table:formula="of:=[.N25]/([.L25])" office:value-type="float" office:value="-1.33333333333333" calcext:value-type="float">
            <text:p>-1.33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54</text:p>
          </table:table-cell>
          <table:table-cell office:value-type="float" office:value="8.29" calcext:value-type="float">
            <text:p>8.29</text:p>
          </table:table-cell>
          <table:table-cell office:value-type="float" office:value="0.35" calcext:value-type="float">
            <text:p>0.35</text:p>
          </table:table-cell>
          <table:table-cell office:value-type="float" office:value="8.9" calcext:value-type="float">
            <text:p>8.9</text:p>
          </table:table-cell>
          <table:table-cell office:value-type="float" office:value="0.07" calcext:value-type="float">
            <text:p>0.0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1775" calcext:value-type="float">
            <text:p>1775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L26]-[.J26]" office:value-type="float" office:value="-775" calcext:value-type="float">
            <text:p>-775</text:p>
          </table:table-cell>
          <table:table-cell table:formula="of:=[.N26]/([.L26])" office:value-type="float" office:value="-0.775" calcext:value-type="float">
            <text:p>-0.77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3</text:p>
          </table:table-cell>
          <table:table-cell office:value-type="float" office:value="8.13" calcext:value-type="float">
            <text:p>8.13</text:p>
          </table:table-cell>
          <table:table-cell office:value-type="float" office:value="0.06" calcext:value-type="float">
            <text:p>0.06</text:p>
          </table:table-cell>
          <table:table-cell office:value-type="float" office:value="8.3" calcext:value-type="float">
            <text:p>8.3</text:p>
          </table:table-cell>
          <table:table-cell office:value-type="float" office:value="0.7" calcext:value-type="float">
            <text:p>0.7</text:p>
          </table:table-cell>
          <table:table-cell office:value-type="float" office:value="8.35" calcext:value-type="float">
            <text:p>8.35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27]-[.J27]" office:value-type="float" office:value="-700" calcext:value-type="float">
            <text:p>-700</text:p>
          </table:table-cell>
          <table:table-cell table:formula="of:=[.N27]/([.L27])" office:value-type="float" office:value="-3.5" calcext:value-type="float">
            <text:p>-3.5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5</text:p>
          </table:table-cell>
          <table:table-cell office:value-type="float" office:value="7.98" calcext:value-type="float">
            <text:p>7.98</text:p>
          </table:table-cell>
          <table:table-cell office:value-type="float" office:value="0.09" calcext:value-type="float">
            <text:p>0.09</text:p>
          </table:table-cell>
          <table:table-cell office:value-type="float" office:value="8.3" calcext:value-type="float">
            <text:p>8.3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formula="of:=[.L28]-[.J28]" office:value-type="float" office:value="-700" calcext:value-type="float">
            <text:p>-700</text:p>
          </table:table-cell>
          <table:table-cell table:formula="of:=[.N28]/([.L28])" office:value-type="float" office:value="-0.875" calcext:value-type="float">
            <text:p>-0.87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8</text:p>
          </table:table-cell>
          <table:table-cell office:value-type="float" office:value="8.45" calcext:value-type="float">
            <text:p>8.45</text:p>
          </table:table-cell>
          <table:table-cell office:value-type="float" office:value="0.32" calcext:value-type="float">
            <text:p>0.32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 office:value-type="float" office:value="0.25" calcext:value-type="float">
            <text:p>0.25</text:p>
          </table:table-cell>
          <table:table-cell office:value-type="float" office:value="1650" calcext:value-type="float">
            <text:p>1650</text:p>
          </table:table-cell>
          <table:table-cell office:value-type="float" office:value="1150" calcext:value-type="float">
            <text:p>115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29]-[.J29]" office:value-type="float" office:value="-650" calcext:value-type="float">
            <text:p>-650</text:p>
          </table:table-cell>
          <table:table-cell table:formula="of:=[.N29]/([.L29])" office:value-type="float" office:value="-0.65" calcext:value-type="float">
            <text:p>-0.65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45</text:p>
          </table:table-cell>
          <table:table-cell office:value-type="float" office:value="8.86" calcext:value-type="float">
            <text:p>8.86</text:p>
          </table:table-cell>
          <table:table-cell office:value-type="float" office:value="0.04" calcext:value-type="float">
            <text:p>0.04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8" calcext:value-type="float">
            <text:p>8.8</text:p>
          </table:table-cell>
          <table:table-cell office:value-type="float" office:value="0.16" calcext:value-type="float">
            <text:p>0.16</text:p>
          </table:table-cell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L30]-[.J30]" office:value-type="float" office:value="-550" calcext:value-type="float">
            <text:p>-550</text:p>
          </table:table-cell>
          <table:table-cell table:formula="of:=[.N30]/([.L30])" office:value-type="float" office:value="-2.75" calcext:value-type="float">
            <text:p>-2.75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RHT45A</text:p>
          </table:table-cell>
          <table:table-cell office:value-type="float" office:value="7.65" calcext:value-type="float">
            <text:p>7.65</text:p>
          </table:table-cell>
          <table:table-cell office:value-type="float" office:value="0.12" calcext:value-type="float">
            <text:p>0.12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31]-[.J31]" office:value-type="float" office:value="-500" calcext:value-type="float">
            <text:p>-500</text:p>
          </table:table-cell>
          <table:table-cell table:formula="of:=[.N31]/([.L31])" office:value-type="float" office:value="-1.25" calcext:value-type="float">
            <text:p>-1.25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390</text:p>
          </table:table-cell>
          <table:table-cell office:value-type="float" office:value="7.92" calcext:value-type="float">
            <text:p>7.92</text:p>
          </table:table-cell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950" calcext:value-type="float">
            <text:p>950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32]-[.J32]" office:value-type="float" office:value="-350" calcext:value-type="float">
            <text:p>-350</text:p>
          </table:table-cell>
          <table:table-cell table:formula="of:=[.N32]/([.L32])" office:value-type="float" office:value="-0.583333333333333" calcext:value-type="float">
            <text:p>-0.58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67</text:p>
          </table:table-cell>
          <table:table-cell office:value-type="float" office:value="8.84" calcext:value-type="float">
            <text:p>8.84</text:p>
          </table:table-cell>
          <table:table-cell office:value-type="float" office:value="0.07" calcext:value-type="float">
            <text:p>0.07</text:p>
          </table:table-cell>
          <table:table-cell office:value-type="float" office:value="9.05" calcext:value-type="float">
            <text:p>9.05</text:p>
          </table:table-cell>
          <table:table-cell office:value-type="float" office:value="0.08" calcext:value-type="float">
            <text:p>0.08</text:p>
          </table:table-cell>
          <table:table-cell office:value-type="float" office:value="9.23" calcext:value-type="float">
            <text:p>9.23</text:p>
          </table:table-cell>
          <table:table-cell office:value-type="float" office:value="0.06" calcext:value-type="float">
            <text:p>0.06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[.L33]-[.J33]" office:value-type="float" office:value="-200" calcext:value-type="float">
            <text:p>-200</text:p>
          </table:table-cell>
          <table:table-cell table:formula="of:=[.N33]/([.L33])" office:value-type="float" office:value="-0.2" calcext:value-type="float">
            <text:p>-0.2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45</text:p>
          </table:table-cell>
          <table:table-cell office:value-type="float" office:value="8.02" calcext:value-type="float">
            <text:p>8.02</text:p>
          </table:table-cell>
          <table:table-cell office:value-type="float" office:value="0.22" calcext:value-type="float">
            <text:p>0.22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8.2" calcext:value-type="float">
            <text:p>8.2</text:p>
          </table:table-cell>
          <table:table-cell office:value-type="float" office:value="0.62" calcext:value-type="float">
            <text:p>0.6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[.L34]-[.J34]" office:value-type="float" office:value="-150" calcext:value-type="float">
            <text:p>-150</text:p>
          </table:table-cell>
          <table:table-cell table:formula="of:=[.N34]/([.L34])" office:value-type="float" office:value="-0.375" calcext:value-type="float">
            <text:p>-0.37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79</text:p>
          </table:table-cell>
          <table:table-cell office:value-type="float" office:value="7.97" calcext:value-type="float">
            <text:p>7.97</text:p>
          </table:table-cell>
          <table:table-cell office:value-type="float" office:value="0.17" calcext:value-type="float">
            <text:p>0.17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100" calcext:value-type="float">
            <text:p>110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[.L35]-[.J35]" office:value-type="float" office:value="-100" calcext:value-type="float">
            <text:p>-100</text:p>
          </table:table-cell>
          <table:table-cell table:formula="of:=[.N35]/([.L35])" office:value-type="float" office:value="-0.1" calcext:value-type="float">
            <text:p>-0.1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S247</text:p>
          </table:table-cell>
          <table:table-cell office:value-type="float" office:value="8.08" calcext:value-type="float">
            <text:p>8.08</text:p>
          </table:table-cell>
          <table:table-cell office:value-type="float" office:value="0.2" calcext:value-type="float">
            <text:p>0.2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8.55" calcext:value-type="float">
            <text:p>8.55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formula="of:=[.L36]-[.J36]" office:value-type="float" office:value="-50" calcext:value-type="float">
            <text:p>-50</text:p>
          </table:table-cell>
          <table:table-cell table:formula="of:=[.N36]/([.L36])" office:value-type="float" office:value="-0.0833333333333333" calcext:value-type="float">
            <text:p>-0.08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</text:p>
          </table:table-cell>
          <table:table-cell office:value-type="float" office:value="8.44" calcext:value-type="float">
            <text:p>8.44</text:p>
          </table:table-cell>
          <table:table-cell office:value-type="float" office:value="0.15" calcext:value-type="float">
            <text:p>0.15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0.13" calcext:value-type="float">
            <text:p>0.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37]-[.J37]" office:value-type="float" office:value="0" calcext:value-type="float">
            <text:p>0</text:p>
          </table:table-cell>
          <table:table-cell table:formula="of:=[.N37]/([.L37])" office:value-type="float" office:value="0" calcext:value-type="float">
            <text:p>0.0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20</text:p>
          </table:table-cell>
          <table:table-cell office:value-type="float" office:value="8.02" calcext:value-type="float">
            <text:p>8.02</text:p>
          </table:table-cell>
          <table:table-cell office:value-type="float" office:value="0.04" calcext:value-type="float">
            <text:p>0.04</text:p>
          </table:table-cell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formula="of:=[.L38]-[.J38]" office:value-type="float" office:value="0" calcext:value-type="float">
            <text:p>0</text:p>
          </table:table-cell>
          <table:table-cell table:formula="of:=[.N38]/([.L38])" office:value-type="float" office:value="0" calcext:value-type="float">
            <text:p>0.0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62</text:p>
          </table:table-cell>
          <table:table-cell office:value-type="float" office:value="8.46" calcext:value-type="float">
            <text:p>8.46</text:p>
          </table:table-cell>
          <table:table-cell office:value-type="float" office:value="0.48" calcext:value-type="float">
            <text:p>0.48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9.18" calcext:value-type="float">
            <text:p>9.18</text:p>
          </table:table-cell>
          <table:table-cell office:value-type="float" office:value="0.07" calcext:value-type="float">
            <text:p>0.07</text:p>
          </table:table-cell>
          <table:table-cell office:value-type="float" office:value="3350" calcext:value-type="float">
            <text:p>3350</text:p>
          </table:table-cell>
          <table:table-cell office:value-type="float" office:value="2150" calcext:value-type="float">
            <text:p>2150</text:p>
          </table:table-cell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table:formula="of:=[.L39]-[.J39]" office:value-type="float" office:value="50" calcext:value-type="float">
            <text:p>50</text:p>
          </table:table-cell>
          <table:table-cell table:formula="of:=[.N39]/([.L39])" office:value-type="float" office:value="0.0147058823529412" calcext:value-type="float">
            <text:p>0.01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269</text:p>
          </table:table-cell>
          <table:table-cell office:value-type="float" office:value="8.4" calcext:value-type="float">
            <text:p>8.4</text:p>
          </table:table-cell>
          <table:table-cell office:value-type="float" office:value="0.36" calcext:value-type="float">
            <text:p>0.36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700" calcext:value-type="float">
            <text:p>2700</text:p>
          </table:table-cell>
          <table:table-cell office:value-type="float" office:value="1825" calcext:value-type="float">
            <text:p>182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[.L40]-[.J40]" office:value-type="float" office:value="300" calcext:value-type="float">
            <text:p>300</text:p>
          </table:table-cell>
          <table:table-cell table:formula="of:=[.N40]/([.L40])" office:value-type="float" office:value="0.1" calcext:value-type="float">
            <text:p>0.1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975</text:p>
          </table:table-cell>
          <table:table-cell office:value-type="float" office:value="7.88" calcext:value-type="float">
            <text:p>7.88</text:p>
          </table:table-cell>
          <table:table-cell office:value-type="float" office:value="0.22" calcext:value-type="float">
            <text:p>0.22</text:p>
          </table:table-cell>
          <table:table-cell office:value-type="float" office:value="6.7" calcext:value-type="float">
            <text:p>6.7</text:p>
          </table:table-cell>
          <table:table-cell office:value-type="float" office:value="0.09" calcext:value-type="float">
            <text:p>0.09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formula="of:=[.L41]-[.J41]" office:value-type="float" office:value="400" calcext:value-type="float">
            <text:p>400</text:p>
          </table:table-cell>
          <table:table-cell table:formula="of:=[.N41]/([.L41])" office:value-type="float" office:value="0.666666666666667" calcext:value-type="float">
            <text:p>0.66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05" calcext:value-type="float">
            <text:p>0.05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55</text:p>
          </table:table-cell>
          <table:table-cell office:value-type="float" office:value="8.75" calcext:value-type="float">
            <text:p>8.75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[.L42]-[.J42]" office:value-type="float" office:value="1000" calcext:value-type="float">
            <text:p>1000</text:p>
          </table:table-cell>
          <table:table-cell table:formula="of:=[.N42]/([.L42])" office:value-type="float" office:value="0.25" calcext:value-type="float">
            <text:p>0.25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SL132</text:p>
          </table:table-cell>
          <table:table-cell office:value-type="float" office:value="8.79" calcext:value-type="float">
            <text:p>8.79</text:p>
          </table:table-cell>
          <table:table-cell office:value-type="float" office:value="0.36" calcext:value-type="float">
            <text:p>0.36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float" office:value="9.2" calcext:value-type="float">
            <text:p>9.2</text:p>
          </table:table-cell>
          <table:table-cell office:value-type="float" office:value="0.06" calcext:value-type="float">
            <text:p>0.06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table:formula="of:=[.L43]-[.J43]" office:value-type="float" office:value="1000" calcext:value-type="float">
            <text:p>1000</text:p>
          </table:table-cell>
          <table:table-cell table:formula="of:=[.N43]/([.L43])" office:value-type="float" office:value="0.357142857142857" calcext:value-type="float">
            <text:p>0.3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1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55</text:p>
          </table:table-cell>
          <table:table-cell office:value-type="float" office:value="7.92" calcext:value-type="float">
            <text:p>7.92</text:p>
          </table:table-cell>
          <table:table-cell office:value-type="float" office:value="0.11" calcext:value-type="float">
            <text:p>0.11</text:p>
          </table:table-cell>
          <table:table-cell office:value-type="float" office:value="8.9" calcext:value-type="float">
            <text:p>8.9</text:p>
          </table:table-cell>
          <table:table-cell office:value-type="float" office:value="0.05" calcext:value-type="float">
            <text:p>0.05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25" calcext:value-type="float">
            <text:p>325</text:p>
          </table:table-cell>
          <table:table-cell office:value-type="float" office:value="225" calcext:value-type="float">
            <text:p>225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table:formula="of:=[.L44]-[.J44]" office:value-type="float" office:value="1275" calcext:value-type="float">
            <text:p>1275</text:p>
          </table:table-cell>
          <table:table-cell table:formula="of:=[.N44]/([.L44])" office:value-type="float" office:value="0.796875" calcext:value-type="float">
            <text:p>0.79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KMHK1023</text:p>
          </table:table-cell>
          <table:table-cell office:value-type="float" office:value="8.91" calcext:value-type="float">
            <text:p>8.91</text:p>
          </table:table-cell>
          <table:table-cell office:value-type="float" office:value="0.22" calcext:value-type="float">
            <text:p>0.22</text:p>
          </table:table-cell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9.23" calcext:value-type="float">
            <text:p>9.23</text:p>
          </table:table-cell>
          <table:table-cell office:value-type="float" office:value="0.06" calcext:value-type="float">
            <text:p>0.06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table:formula="of:=[.L45]-[.J45]" office:value-type="float" office:value="1700" calcext:value-type="float">
            <text:p>1700</text:p>
          </table:table-cell>
          <table:table-cell table:formula="of:=[.N45]/([.L45])" office:value-type="float" office:value="0.708333333333333" calcext:value-type="float">
            <text:p>0.70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BSDL341</text:p>
          </table:table-cell>
          <table:table-cell office:value-type="float" office:value="7.64" calcext:value-type="float">
            <text:p>7.64</text:p>
          </table:table-cell>
          <table:table-cell office:value-type="float" office:value="0.09" calcext:value-type="float">
            <text:p>0.09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8.45" calcext:value-type="float">
            <text:p>8.45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float" office:value="150" calcext:value-type="float">
            <text:p>150</text:p>
          </table:table-cell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table:formula="of:=[.L46]-[.J46]" office:value-type="float" office:value="2750" calcext:value-type="float">
            <text:p>2750</text:p>
          </table:table-cell>
          <table:table-cell table:formula="of:=[.N46]/([.L46])" office:value-type="float" office:value="0.808823529411765" calcext:value-type="float">
            <text:p>0.80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style-name="ce12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H88-316</text:p>
          </table:table-cell>
          <table:table-cell office:value-type="float" office:value="7.27" calcext:value-type="float">
            <text:p>7.27</text:p>
          </table:table-cell>
          <table:table-cell office:value-type="float" office:value="0.23" calcext:value-type="float">
            <text:p>0.23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8.25" calcext:value-type="float">
            <text:p>8.25</text:p>
          </table:table-cell>
          <table:table-cell office:value-type="float" office:value="0.1" calcext:value-type="float">
            <text:p>0.1</text:p>
          </table:table-cell>
          <table:table-cell office:value-type="float" office:value="950" calcext:value-type="float">
            <text:p>950</text:p>
          </table:table-cell>
          <table:table-cell office:value-type="float" office:value="800" calcext:value-type="float">
            <text:p>8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[.L47]-[.J47]" office:value-type="float" office:value="4050" calcext:value-type="float">
            <text:p>4050</text:p>
          </table:table-cell>
          <table:table-cell table:formula="of:=[.N47]/([.L47])" office:value-type="float" office:value="0.81" calcext:value-type="float">
            <text:p>0.8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table:style-name="ce13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2108</text:p>
          </table:table-cell>
          <table:table-cell office:value-type="float" office:value="7.41" calcext:value-type="float">
            <text:p>7.41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9.1" calcext:value-type="float">
            <text:p>9.1</text:p>
          </table:table-cell>
          <table:table-cell office:value-type="float" office:value="0.16" calcext:value-type="float">
            <text:p>0.16</text:p>
          </table:table-cell>
          <table:table-cell office:value-type="float" office:value="700" calcext:value-type="float">
            <text:p>700</text:p>
          </table:table-cell>
          <table:table-cell office:value-type="float" office:value="275" calcext:value-type="float">
            <text:p>275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[.L48]-[.J48]" office:value-type="float" office:value="5300" calcext:value-type="float">
            <text:p>5300</text:p>
          </table:table-cell>
          <table:table-cell table:formula="of:=[.N48]/([.L48])" office:value-type="float" office:value="0.883333333333333" calcext:value-type="float">
            <text:p>0.88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3" table:number-columns-repeated="1001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NGC1860</text:p>
          </table:table-cell>
          <table:table-cell office:value-type="float" office:value="7.8" calcext:value-type="float">
            <text:p>7.8</text:p>
          </table:table-cell>
          <table:table-cell office:value-type="float" office:value="0.27" calcext:value-type="float">
            <text:p>0.27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2650" calcext:value-type="float">
            <text:p>2650</text:p>
          </table:table-cell>
          <table:table-cell office:value-type="float" office:value="2050" calcext:value-type="float">
            <text:p>2050</text:p>
          </table:table-cell>
          <table:table-cell office:value-type="float" office:value="8400" calcext:value-type="float">
            <text:p>8400</text:p>
          </table:table-cell>
          <table:table-cell office:value-type="float" office:value="600" calcext:value-type="float">
            <text:p>600</text:p>
          </table:table-cell>
          <table:table-cell table:formula="of:=[.L49]-[.J49]" office:value-type="float" office:value="5750" calcext:value-type="float">
            <text:p>5750</text:p>
          </table:table-cell>
          <table:table-cell table:formula="of:=[.N49]/([.L49])" office:value-type="float" office:value="0.68452380952381" calcext:value-type="float">
            <text:p>0.68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table:style-name="ce13" table:number-columns-repeated="1001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03.A1:H03.V1048576">
          <table:sort>
            <table:sort-by table:field-number="13" table:data-type="automatic"/>
          </table:sort>
        </table:database-range>
        <table:database-range table:name="__Anonymous_Sheet_DB__1" table:target-range-address="P12.A1:P12.V104857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1:53:28.033459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52:00.642496924</meta:creation-date>
    <dc:date>2016-04-04T21:34:52.791370741</dc:date>
    <meta:editing-duration>PT9H43M</meta:editing-duration>
    <meta:editing-cycles>6</meta:editing-cycles>
    <meta:generator>LibreOffice/5.0.5.2$Linux_X86_64 LibreOffice_project/00m0$Build-2</meta:generator>
    <meta:document-statistic meta:table-count="2" meta:cell-count="2838" meta:object-count="0"/>
  </office:meta>
</office:document-meta>
</file>